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2.997cm"/>
    </style:style>
    <style:style style:name="co11" style:family="table-column">
      <style:table-column-properties fo:break-before="auto" style:column-width="1.776cm"/>
    </style:style>
    <style:style style:name="co12" style:family="table-column">
      <style:table-column-properties fo:break-before="auto" style:column-width="3.373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2.36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5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/>
    </style:style>
    <style:style style:name="ce11" style:family="table-cell" style:parent-style-name="Default">
      <style:text-properties fo:font-size="10pt" fo:font-weight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9"/>
        <table:table-column table:style-name="co10" table:default-cell-style-name="ce3"/>
        <table:table-column table:style-name="co6" table:default-cell-style-name="ce9"/>
        <table:table-column table:style-name="co6" table:number-columns-repeated="239" table:default-cell-style-name="ce3"/>
        <table:table-row table:style-name="ro1">
          <table:table-cell table:style-name="ce1"/>
          <table:table-cell table:style-name="ce4" office:value-type="string" table:number-columns-spanned="9" table:number-rows-spanned="1">
            <text:p>absolute query run time in seconds</text:p>
          </table:table-cell>
          <table:covered-table-cell table:number-columns-repeated="2" table:style-name="ce1"/>
          <table:covered-table-cell table:style-name="ce4"/>
          <table:covered-table-cell table:number-columns-repeated="2" table:style-name="ce1"/>
          <table:covered-table-cell table:style-name="ce4"/>
          <table:covered-table-cell table:number-columns-repeated="2" table:style-name="ce1"/>
          <table:table-cell table:style-name="ce1"/>
          <table:table-cell table:style-name="ce4" office:value-type="string" table:number-columns-spanned="6" table:number-rows-spanned="1">
            <text:p>DBT3 Run from 2012-03-07 + 2012-03-09</text:p>
          </table:table-cell>
          <table:covered-table-cell table:number-columns-repeated="5" table:style-name="Default"/>
          <table:table-cell table:style-name="ce1" table:number-columns-repeated="239"/>
        </table:table-row>
        <table:table-row table:style-name="ro2">
          <table:table-cell table:style-name="ce2"/>
          <table:table-cell table:style-name="ce5" office:value-type="string" table:number-columns-spanned="3" table:number-rows-spanned="1">
            <text:p>MariaDB-5.3.5</text:p>
          </table:table-cell>
          <table:covered-table-cell table:number-columns-repeated="2" table:style-name="ce2"/>
          <table:table-cell table:style-name="ce5" office:value-type="string" table:number-columns-spanned="3" table:number-rows-spanned="1">
            <text:p>MySQL-5.6.4</text:p>
          </table:table-cell>
          <table:covered-table-cell table:number-columns-repeated="2" table:style-name="ce2"/>
          <table:table-cell table:style-name="ce5" office:value-type="string" table:number-columns-spanned="3" table:number-rows-spanned="1">
            <text:p>MySQL-5.5.21</text:p>
          </table:table-cell>
          <table:covered-table-cell table:number-columns-repeated="2" table:style-name="ce2"/>
          <table:table-cell table:style-name="ce2"/>
          <table:table-cell table:style-name="ce6" office:value-type="string" table:number-columns-spanned="6" table:number-rows-spanned="1">
            <text:p>do not use this data, numbers for 5.5.21 are wrong!</text:p>
          </table:table-cell>
          <table:covered-table-cell table:number-columns-repeated="2"/>
          <table:covered-table-cell table:style-name="ce3"/>
          <table:covered-table-cell/>
          <table:covered-table-cell table:style-name="ce3"/>
          <table:table-cell table:style-name="ce2" table:number-columns-repeated="239"/>
        </table:table-row>
        <table:table-row table:style-name="ro2">
          <table:table-cell office:value-type="string">
            <text:p>Query</text:p>
          </table:table-cell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287">
            <text:p>287</text:p>
          </table:table-cell>
          <table:table-cell office:value-type="float" office:value="306">
            <text:p>306</text:p>
          </table:table-cell>
          <table:table-cell office:value-type="float" office:value="279">
            <text:p>279</text:p>
          </table:table-cell>
          <table:table-cell office:value-type="float" office:value="272">
            <text:p>272</text:p>
          </table:table-cell>
          <table:table-cell office:value-type="float" office:value="292">
            <text:p>292</text:p>
          </table:table-cell>
          <table:table-cell office:value-type="float" office:value="336">
            <text:p>336</text:p>
          </table:table-cell>
          <table:table-cell office:value-type="float" office:value="319">
            <text:p>319</text:p>
          </table:table-cell>
          <table:table-cell office:value-type="float" office:value="349">
            <text:p>349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91">
            <text:p>491</text:p>
          </table:table-cell>
          <table:table-cell office:value-type="float" office:value="487">
            <text:p>487</text:p>
          </table:table-cell>
          <table:table-cell office:value-type="float" office:value="496">
            <text:p>496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52">
            <text:p>252</text:p>
          </table:table-cell>
          <table:table-cell office:value-type="float" office:value="1316">
            <text:p>1316</text:p>
          </table:table-cell>
          <table:table-cell office:value-type="float" office:value="1310">
            <text:p>1310</text:p>
          </table:table-cell>
          <table:table-cell office:value-type="float" office:value="1322">
            <text:p>1322</text:p>
          </table:table-cell>
          <table:table-cell office:value-type="float" office:value="542">
            <text:p>542</text:p>
          </table:table-cell>
          <table:table-cell office:value-type="float" office:value="537">
            <text:p>537</text:p>
          </table:table-cell>
          <table:table-cell office:value-type="float" office:value="558">
            <text:p>558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float" office:value="193">
            <text:p>193</text:p>
          </table:table-cell>
          <table:table-cell office:value-type="float" office:value="188">
            <text:p>188</text:p>
          </table:table-cell>
          <table:table-cell office:value-type="float" office:value="197">
            <text:p>197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184">
            <text:p>184</text:p>
          </table:table-cell>
          <table:table-cell office:value-type="float" office:value="192">
            <text:p>192</text:p>
          </table:table-cell>
          <table:table-cell office:value-type="float" office:value="1234">
            <text:p>1234</text:p>
          </table:table-cell>
          <table:table-cell office:value-type="float" office:value="1228">
            <text:p>1228</text:p>
          </table:table-cell>
          <table:table-cell office:value-type="float" office:value="1237">
            <text:p>1237</text:p>
          </table:table-cell>
          <table:table-cell table:number-columns-repeated="3" office:value-type="float" office:value="-1">
            <text:p>-1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198">
            <text:p>198</text:p>
          </table:table-cell>
          <table:table-cell office:value-type="float" office:value="201">
            <text:p>201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3">
            <text:p>193</text:p>
          </table:table-cell>
          <table:table-cell office:value-type="float" office:value="280">
            <text:p>280</text:p>
          </table:table-cell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64">
            <text:p>864</text:p>
          </table:table-cell>
          <table:table-cell office:value-type="float" office:value="861">
            <text:p>861</text:p>
          </table:table-cell>
          <table:table-cell office:value-type="float" office:value="880">
            <text:p>880</text:p>
          </table:table-cell>
          <table:table-cell office:value-type="float" office:value="769">
            <text:p>769</text:p>
          </table:table-cell>
          <table:table-cell office:value-type="float" office:value="755">
            <text:p>755</text:p>
          </table:table-cell>
          <table:table-cell office:value-type="float" office:value="785">
            <text:p>785</text:p>
          </table:table-cell>
          <table:table-cell table:number-columns-repeated="3" office:value-type="float" office:value="-1">
            <text:p>-1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87">
            <text:p>287</text:p>
          </table:table-cell>
          <table:table-cell office:value-type="float" office:value="279">
            <text:p>279</text:p>
          </table:table-cell>
          <table:table-cell office:value-type="float" office:value="288">
            <text:p>288</text:p>
          </table:table-cell>
          <table:table-cell office:value-type="float" office:value="1625">
            <text:p>1625</text:p>
          </table:table-cell>
          <table:table-cell office:value-type="float" office:value="1622">
            <text:p>1622</text:p>
          </table:table-cell>
          <table:table-cell office:value-type="float" office:value="1635">
            <text:p>1635</text:p>
          </table:table-cell>
          <table:table-cell table:number-columns-repeated="3" office:value-type="float" office:value="-1">
            <text:p>-1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office:value-type="float" office:value="262">
            <text:p>262</text:p>
          </table:table-cell>
          <table:table-cell office:value-type="float" office:value="268">
            <text:p>268</text:p>
          </table:table-cell>
          <table:table-cell office:value-type="float" office:value="311">
            <text:p>311</text:p>
          </table:table-cell>
          <table:table-cell office:value-type="float" office:value="309">
            <text:p>309</text:p>
          </table:table-cell>
          <table:table-cell office:value-type="float" office:value="312">
            <text:p>312</text:p>
          </table:table-cell>
          <table:table-cell table:number-columns-repeated="3" office:value-type="float" office:value="-1">
            <text:p>-1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76">
            <text:p>776</text:p>
          </table:table-cell>
          <table:table-cell office:value-type="float" office:value="727">
            <text:p>727</text:p>
          </table:table-cell>
          <table:table-cell office:value-type="float" office:value="811">
            <text:p>811</text:p>
          </table:table-cell>
          <table:table-cell office:value-type="float" office:value="1516">
            <text:p>1516</text:p>
          </table:table-cell>
          <table:table-cell office:value-type="float" office:value="1467">
            <text:p>1467</text:p>
          </table:table-cell>
          <table:table-cell office:value-type="float" office:value="1527">
            <text:p>1527</text:p>
          </table:table-cell>
          <table:table-cell office:value-type="float" office:value="1077">
            <text:p>1077</text:p>
          </table:table-cell>
          <table:table-cell office:value-type="float" office:value="1065">
            <text:p>1065</text:p>
          </table:table-cell>
          <table:table-cell office:value-type="float" office:value="1083">
            <text:p>1083</text:p>
          </table:table-cell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45">
            <text:p>345</text:p>
          </table:table-cell>
          <table:table-cell office:value-type="float" office:value="343">
            <text:p>343</text:p>
          </table:table-cell>
          <table:table-cell office:value-type="float" office:value="361">
            <text:p>361</text:p>
          </table:table-cell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16">
            <text:p>216</text:p>
          </table:table-cell>
          <table:table-cell office:value-type="float" office:value="214">
            <text:p>214</text:p>
          </table:table-cell>
          <table:table-cell office:value-type="float" office:value="216">
            <text:p>216</text:p>
          </table:table-cell>
          <table:table-cell office:value-type="float" office:value="207">
            <text:p>207</text:p>
          </table:table-cell>
          <table:table-cell office:value-type="float" office:value="205">
            <text:p>205</text:p>
          </table:table-cell>
          <table:table-cell office:value-type="float" office:value="209">
            <text:p>209</text:p>
          </table:table-cell>
          <table:table-cell office:value-type="float" office:value="452">
            <text:p>452</text:p>
          </table:table-cell>
          <table:table-cell office:value-type="float" office:value="448">
            <text:p>448</text:p>
          </table:table-cell>
          <table:table-cell office:value-type="float" office:value="458">
            <text:p>458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string">
            <text:p>12-opt</text:p>
          </table:table-cell>
          <table:table-cell office:value-type="float" office:value="216">
            <text:p>216</text:p>
          </table:table-cell>
          <table:table-cell office:value-type="float" office:value="214">
            <text:p>214</text:p>
          </table:table-cell>
          <table:table-cell office:value-type="float" office:value="216">
            <text:p>216</text:p>
          </table:table-cell>
          <table:table-cell office:value-type="float" office:value="207">
            <text:p>207</text:p>
          </table:table-cell>
          <table:table-cell office:value-type="float" office:value="205">
            <text:p>205</text:p>
          </table:table-cell>
          <table:table-cell office:value-type="float" office:value="209">
            <text:p>209</text:p>
          </table:table-cell>
          <table:table-cell office:value-type="float" office:value="215">
            <text:p>215</text:p>
          </table:table-cell>
          <table:table-cell office:value-type="float" office:value="213">
            <text:p>213</text:p>
          </table:table-cell>
          <table:table-cell office:value-type="float" office:value="216">
            <text:p>216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243">
            <text:p>243</text:p>
          </table:table-cell>
          <table:table-cell table:number-columns-repeated="3" office:value-type="float" office:value="-1">
            <text:p>-1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number-columns-repeated="3" office:value-type="float" office:value="-1">
            <text:p>-1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91">
            <text:p>191</text:p>
          </table:table-cell>
          <table:table-cell office:value-type="float" office:value="187">
            <text:p>187</text:p>
          </table:table-cell>
          <table:table-cell office:value-type="float" office:value="184">
            <text:p>184</text:p>
          </table:table-cell>
          <table:table-cell office:value-type="float" office:value="190">
            <text:p>190</text:p>
          </table:table-cell>
          <table:table-cell table:number-columns-repeated="3" office:value-type="float" office:value="-1">
            <text:p>-1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70">
            <text:p>170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68">
            <text:p>168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02">
            <text:p>802</text:p>
          </table:table-cell>
          <table:table-cell office:value-type="float" office:value="801">
            <text:p>801</text:p>
          </table:table-cell>
          <table:table-cell office:value-type="float" office:value="802">
            <text:p>802</text:p>
          </table:table-cell>
          <table:table-cell office:value-type="float" office:value="795">
            <text:p>795</text:p>
          </table:table-cell>
          <table:table-cell office:value-type="float" office:value="794">
            <text:p>794</text:p>
          </table:table-cell>
          <table:table-cell office:value-type="float" office:value="798">
            <text:p>798</text:p>
          </table:table-cell>
          <table:table-cell office:value-type="float" office:value="868">
            <text:p>868</text:p>
          </table:table-cell>
          <table:table-cell office:value-type="float" office:value="865">
            <text:p>865</text:p>
          </table:table-cell>
          <table:table-cell office:value-type="float" office:value="868">
            <text:p>868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3">
            <text:p>263</text:p>
          </table:table-cell>
          <table:table-cell office:value-type="float" office:value="261">
            <text:p>261</text:p>
          </table:table-cell>
          <table:table-cell office:value-type="float" office:value="283">
            <text:p>283</text:p>
          </table:table-cell>
          <table:table-cell table:number-columns-repeated="6" office:value-type="float" office:value="-1">
            <text:p>-1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string">
            <text:p>18-opt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9">
            <text:p>139</text:p>
          </table:table-cell>
          <table:table-cell table:number-columns-repeated="6" office:value-type="float" office:value="-1">
            <text:p>-1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2013">
            <text:p>2013</text:p>
          </table:table-cell>
          <table:table-cell office:value-type="float" office:value="2009">
            <text:p>2009</text:p>
          </table:table-cell>
          <table:table-cell office:value-type="float" office:value="2017">
            <text:p>2017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87">
            <text:p>187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83">
            <text:p>183</text:p>
          </table:table-cell>
          <table:table-cell table:number-columns-repeated="3" office:value-type="float" office:value="-1">
            <text:p>-1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office:value-type="float" office:value="22">
            <text:p>22</text:p>
          </table:table-cell>
          <table:table-cell table:number-columns-repeated="5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10">
            <text:p>1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239"/>
        </table:table-row>
        <table:table-row table:style-name="ro2">
          <table:table-cell table:style-name="Default" table:number-columns-repeated="256"/>
        </table:table-row>
        <table:table-row table:style-name="ro1">
          <table:table-cell table:style-name="ce1"/>
          <table:table-cell table:style-name="ce4" office:value-type="string" table:number-columns-spanned="9" table:number-rows-spanned="1">
            <text:p>relative query run time, MariaDB Median = 100%</text:p>
          </table:table-cell>
          <table:covered-table-cell table:number-columns-repeated="8" table:style-name="ce1"/>
          <table:table-cell table:style-name="ce1" table:number-columns-repeated="2"/>
          <table:table-cell table:style-name="ce4" office:value-type="string" table:number-columns-spanned="5" table:number-rows-spanned="1">
            <text:p>Grand Total with relative delta to MariaDB</text:p>
          </table:table-cell>
          <table:covered-table-cell table:number-columns-repeated="4" table:style-name="ce1"/>
          <table:table-cell table:style-name="ce1" table:number-columns-repeated="239"/>
        </table:table-row>
        <table:table-row table:style-name="ro1">
          <table:table-cell table:style-name="ce2"/>
          <table:table-cell table:style-name="ce5" office:value-type="string" table:number-columns-spanned="3" table:number-rows-spanned="1">
            <text:p>MariaDB-5.3.5</text:p>
          </table:table-cell>
          <table:covered-table-cell table:number-columns-repeated="2" table:style-name="ce2"/>
          <table:table-cell table:style-name="ce5" office:value-type="string" table:number-columns-spanned="3" table:number-rows-spanned="1">
            <text:p>MySQL-5.6.4</text:p>
          </table:table-cell>
          <table:covered-table-cell table:number-columns-repeated="2" table:style-name="ce2"/>
          <table:table-cell table:style-name="ce5" office:value-type="string" table:number-columns-spanned="3" table:number-rows-spanned="1">
            <text:p>MySQL-5.5.21</text:p>
          </table:table-cell>
          <table:covered-table-cell table:number-columns-repeated="2" table:style-name="ce2"/>
          <table:table-cell table:style-name="ce2"/>
          <table:table-cell table:style-name="ce1"/>
          <table:table-cell table:style-name="ce8" office:value-type="string">
            <text:p>MariaDB-5.3.5</text:p>
          </table:table-cell>
          <table:table-cell table:style-name="ce5" office:value-type="string" table:number-columns-spanned="2" table:number-rows-spanned="1">
            <text:p>MySQL-5.6.4</text:p>
          </table:table-cell>
          <table:covered-table-cell table:style-name="ce1"/>
          <table:table-cell table:style-name="ce5" office:value-type="string" table:number-columns-spanned="2" table:number-rows-spanned="1">
            <text:p>MySQL-5.5.21</text:p>
          </table:table-cell>
          <table:covered-table-cell table:style-name="ce1"/>
          <table:table-cell table:style-name="ce2" table:number-columns-repeated="239"/>
        </table:table-row>
        <table:table-row table:style-name="ro2">
          <table:table-cell office:value-type="string">
            <text:p>Query</text:p>
          </table:table-cell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/>
          <table:table-cell table:style-name="ce7" office:value-type="string">
            <text:p>Query</text:p>
          </table:table-cell>
          <table:table-cell table:number-columns-repeated="2" table:style-name="ce8" office:value-type="string">
            <text:p>time</text:p>
          </table:table-cell>
          <table:table-cell table:style-name="ce8" office:value-type="string">
            <text:p>delta [%]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delta [%]</text:p>
          </table:table-cell>
          <table:table-cell table:number-columns-repeated="239"/>
        </table:table-row>
        <table:table-row table:style-name="ro2">
          <table:table-cell office:value-type="float" office:value="1">
            <text:p>1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4]/[.B4]" office:value-type="float" office:value="96.6329966329966">
            <text:p>96,63</text:p>
          </table:table-cell>
          <table:table-cell table:style-name="Default" table:formula="oooc:=100*[.D4]/[.B4]" office:value-type="float" office:value="103.030303030303">
            <text:p>103,03</text:p>
          </table:table-cell>
          <table:table-cell table:style-name="Default" table:formula="oooc:=100*[.E4]/[.B4]" office:value-type="float" office:value="93.9393939393939">
            <text:p>93,94</text:p>
          </table:table-cell>
          <table:table-cell table:style-name="Default" table:formula="oooc:=100*[.F4]/[.B4]" office:value-type="float" office:value="91.5824915824916">
            <text:p>91,58</text:p>
          </table:table-cell>
          <table:table-cell table:style-name="Default" table:formula="oooc:=100*[.G4]/[.B4]" office:value-type="float" office:value="98.3164983164983">
            <text:p>98,32</text:p>
          </table:table-cell>
          <table:table-cell table:style-name="Default" table:formula="oooc:=100*[.H4]/[.B4]" office:value-type="float" office:value="113.131313131313">
            <text:p>113,13</text:p>
          </table:table-cell>
          <table:table-cell table:style-name="Default" table:formula="oooc:=100*[.I4]/[.B4]" office:value-type="float" office:value="107.407407407407">
            <text:p>107,41</text:p>
          </table:table-cell>
          <table:table-cell table:style-name="Default" table:formula="oooc:=100*[.J4]/[.B4]" office:value-type="float" office:value="117.508417508418">
            <text:p>117,51</text:p>
          </table:table-cell>
          <table:table-cell table:style-name="Default"/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279">
            <text:p>279</text:p>
          </table:table-cell>
          <table:table-cell table:formula="oooc:=100*[.N31]/[.M31]-100" office:value-type="float" office:value="-6.06060606060606">
            <text:p>-6,06</text:p>
          </table:table-cell>
          <table:table-cell office:value-type="float" office:value="336">
            <text:p>336</text:p>
          </table:table-cell>
          <table:table-cell table:formula="oooc:=100*[.P31]/[.M31]-100" office:value-type="float" office:value="13.1313131313131">
            <text:p>13,13</text:p>
          </table:table-cell>
          <table:table-cell table:style-name="Default" table:number-columns-repeated="239"/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5]/[.B5]" office:value-type="float" office:value="100">
            <text:p>100</text:p>
          </table:table-cell>
          <table:table-cell table:style-name="Default" table:formula="oooc:=100*[.D5]/[.B5]" office:value-type="float" office:value="100">
            <text:p>100</text:p>
          </table:table-cell>
          <table:table-cell table:style-name="Default" table:formula="oooc:=100*[.E5]/[.B5]" office:value-type="float" office:value="106.521739130435">
            <text:p>106,52</text:p>
          </table:table-cell>
          <table:table-cell table:style-name="Default" table:formula="oooc:=100*[.F5]/[.B5]" office:value-type="float" office:value="102.173913043478">
            <text:p>102,17</text:p>
          </table:table-cell>
          <table:table-cell table:style-name="Default" table:formula="oooc:=100*[.G5]/[.B5]" office:value-type="float" office:value="106.521739130435">
            <text:p>106,52</text:p>
          </table:table-cell>
          <table:table-cell table:style-name="Default" table:formula="oooc:=100*[.H5]/[.B5]" office:value-type="float" office:value="1067.39130434783">
            <text:p>1067,39</text:p>
          </table:table-cell>
          <table:table-cell table:style-name="Default" table:formula="oooc:=100*[.I5]/[.B5]" office:value-type="float" office:value="1058.69565217391">
            <text:p>1058,7</text:p>
          </table:table-cell>
          <table:table-cell table:style-name="Default" table:formula="oooc:=100*[.J5]/[.B5]" office:value-type="float" office:value="1078.26086956522">
            <text:p>1078,26</text:p>
          </table:table-cell>
          <table:table-cell table:style-name="Default"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formula="oooc:=100*[.N32]/[.M32]-100" office:value-type="float" office:value="6.52173913043478">
            <text:p>6,52</text:p>
          </table:table-cell>
          <table:table-cell office:value-type="float" office:value="491">
            <text:p>491</text:p>
          </table:table-cell>
          <table:table-cell table:formula="oooc:=100*[.P32]/[.M32]-100" office:value-type="float" office:value="967.391304347826">
            <text:p>967,39</text:p>
          </table:table-cell>
          <table:table-cell table:style-name="Default" table:number-columns-repeated="239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6]/[.B6]" office:value-type="float" office:value="99.5867768595041">
            <text:p>99,59</text:p>
          </table:table-cell>
          <table:table-cell table:style-name="Default" table:formula="oooc:=100*[.D6]/[.B6]" office:value-type="float" office:value="104.132231404959">
            <text:p>104,13</text:p>
          </table:table-cell>
          <table:table-cell table:style-name="Default" table:formula="oooc:=100*[.E6]/[.B6]" office:value-type="float" office:value="543.801652892562">
            <text:p>543,8</text:p>
          </table:table-cell>
          <table:table-cell table:style-name="Default" table:formula="oooc:=100*[.F6]/[.B6]" office:value-type="float" office:value="541.322314049587">
            <text:p>541,32</text:p>
          </table:table-cell>
          <table:table-cell table:style-name="Default" table:formula="oooc:=100*[.G6]/[.B6]" office:value-type="float" office:value="546.280991735537">
            <text:p>546,28</text:p>
          </table:table-cell>
          <table:table-cell table:style-name="Default" table:formula="oooc:=100*[.H6]/[.B6]" office:value-type="float" office:value="223.96694214876">
            <text:p>223,97</text:p>
          </table:table-cell>
          <table:table-cell table:style-name="Default" table:formula="oooc:=100*[.I6]/[.B6]" office:value-type="float" office:value="221.900826446281">
            <text:p>221,9</text:p>
          </table:table-cell>
          <table:table-cell table:style-name="Default" table:formula="oooc:=100*[.J6]/[.B6]" office:value-type="float" office:value="230.578512396694">
            <text:p>230,58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office:value-type="float" office:value="1316">
            <text:p>1316</text:p>
          </table:table-cell>
          <table:table-cell table:formula="oooc:=100*[.N33]/[.M33]-100" office:value-type="float" office:value="443.801652892562">
            <text:p>443,80</text:p>
          </table:table-cell>
          <table:table-cell office:value-type="float" office:value="542">
            <text:p>542</text:p>
          </table:table-cell>
          <table:table-cell table:formula="oooc:=100*[.P33]/[.M33]-100" office:value-type="float" office:value="123.96694214876">
            <text:p>123,97</text:p>
          </table:table-cell>
          <table:table-cell table:style-name="Default" table:number-columns-repeated="239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7]/[.B7]" office:value-type="float" office:value="97.1830985915493">
            <text:p>97,18</text:p>
          </table:table-cell>
          <table:table-cell table:style-name="Default" table:formula="oooc:=100*[.D7]/[.B7]" office:value-type="float" office:value="100.704225352113">
            <text:p>100,7</text:p>
          </table:table-cell>
          <table:table-cell table:style-name="Default" table:formula="oooc:=100*[.E7]/[.B7]" office:value-type="float" office:value="97.887323943662">
            <text:p>97,89</text:p>
          </table:table-cell>
          <table:table-cell table:style-name="Default" table:formula="oooc:=100*[.F7]/[.B7]" office:value-type="float" office:value="96.4788732394366">
            <text:p>96,48</text:p>
          </table:table-cell>
          <table:table-cell table:style-name="Default" table:formula="oooc:=100*[.G7]/[.B7]" office:value-type="float" office:value="100">
            <text:p>100</text:p>
          </table:table-cell>
          <table:table-cell table:style-name="Default" table:formula="oooc:=100*[.H7]/[.B7]" office:value-type="float" office:value="135.915492957746">
            <text:p>135,92</text:p>
          </table:table-cell>
          <table:table-cell table:style-name="Default" table:formula="oooc:=100*[.I7]/[.B7]" office:value-type="float" office:value="132.394366197183">
            <text:p>132,39</text:p>
          </table:table-cell>
          <table:table-cell table:style-name="Default" table:formula="oooc:=100*[.J7]/[.B7]" office:value-type="float" office:value="138.732394366197">
            <text:p>138,73</text:p>
          </table:table-cell>
          <table:table-cell table:style-name="Default"/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table:formula="oooc:=100*[.N34]/[.M34]-100" office:value-type="float" office:value="-2.11267605633803">
            <text:p>-2,11</text:p>
          </table:table-cell>
          <table:table-cell office:value-type="float" office:value="193">
            <text:p>193</text:p>
          </table:table-cell>
          <table:table-cell table:formula="oooc:=100*[.P34]/[.M34]-100" office:value-type="float" office:value="35.9154929577465">
            <text:p>35,92</text:p>
          </table:table-cell>
          <table:table-cell table:style-name="Default" table:number-columns-repeated="239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8]/[.B8]" office:value-type="float" office:value="98.9247311827957">
            <text:p>98,92</text:p>
          </table:table-cell>
          <table:table-cell table:style-name="Default" table:formula="oooc:=100*[.D8]/[.B8]" office:value-type="float" office:value="103.225806451613">
            <text:p>103,23</text:p>
          </table:table-cell>
          <table:table-cell table:style-name="Default" table:formula="oooc:=100*[.E8]/[.B8]" office:value-type="float" office:value="663.440860215054">
            <text:p>663,44</text:p>
          </table:table-cell>
          <table:table-cell table:style-name="Default" table:formula="oooc:=100*[.F8]/[.B8]" office:value-type="float" office:value="660.215053763441">
            <text:p>660,22</text:p>
          </table:table-cell>
          <table:table-cell table:style-name="Default" table:formula="oooc:=100*[.G8]/[.B8]" office:value-type="float" office:value="665.05376344086">
            <text:p>665,05</text:p>
          </table:table-cell>
          <table:table-cell table:number-columns-repeated="3" table:style-name="Default" office:value-type="float" office:value="-1">
            <text:p>-1</text:p>
          </table:table-cell>
          <table:table-cell table:style-name="Default"/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1234">
            <text:p>1234</text:p>
          </table:table-cell>
          <table:table-cell table:formula="oooc:=100*[.N35]/[.M35]-100" office:value-type="float" office:value="563.440860215054">
            <text:p>563,44</text:p>
          </table:table-cell>
          <table:table-cell table:number-columns-repeated="2"/>
          <table:table-cell table:style-name="Default" table:number-columns-repeated="239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9]/[.B9]" office:value-type="float" office:value="99">
            <text:p>99</text:p>
          </table:table-cell>
          <table:table-cell table:style-name="Default" table:formula="oooc:=100*[.D9]/[.B9]" office:value-type="float" office:value="100.5">
            <text:p>100,5</text:p>
          </table:table-cell>
          <table:table-cell table:style-name="Default" table:formula="oooc:=100*[.E9]/[.B9]" office:value-type="float" office:value="96">
            <text:p>96</text:p>
          </table:table-cell>
          <table:table-cell table:style-name="Default" table:formula="oooc:=100*[.F9]/[.B9]" office:value-type="float" office:value="95.5">
            <text:p>95,5</text:p>
          </table:table-cell>
          <table:table-cell table:style-name="Default" table:formula="oooc:=100*[.G9]/[.B9]" office:value-type="float" office:value="96.5">
            <text:p>96,5</text:p>
          </table:table-cell>
          <table:table-cell table:style-name="Default" table:formula="oooc:=100*[.H9]/[.B9]" office:value-type="float" office:value="140">
            <text:p>140</text:p>
          </table:table-cell>
          <table:table-cell table:style-name="Default" table:formula="oooc:=100*[.I9]/[.B9]" office:value-type="float" office:value="134">
            <text:p>134</text:p>
          </table:table-cell>
          <table:table-cell table:style-name="Default" table:formula="oooc:=100*[.J9]/[.B9]" office:value-type="float" office:value="144">
            <text:p>144</text:p>
          </table:table-cell>
          <table:table-cell table:style-name="Default"/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192">
            <text:p>192</text:p>
          </table:table-cell>
          <table:table-cell table:formula="oooc:=100*[.N36]/[.M36]-100" office:value-type="float" office:value="-4">
            <text:p>-4,00</text:p>
          </table:table-cell>
          <table:table-cell office:value-type="float" office:value="280">
            <text:p>280</text:p>
          </table:table-cell>
          <table:table-cell table:formula="oooc:=100*[.P36]/[.M36]-100" office:value-type="float" office:value="40">
            <text:p>40,00</text:p>
          </table:table-cell>
          <table:table-cell table:style-name="Default" table:number-columns-repeated="239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10]/[.B10]" office:value-type="float" office:value="99.6527777777778">
            <text:p>99,65</text:p>
          </table:table-cell>
          <table:table-cell table:style-name="Default" table:formula="oooc:=100*[.D10]/[.B10]" office:value-type="float" office:value="101.851851851852">
            <text:p>101,85</text:p>
          </table:table-cell>
          <table:table-cell table:style-name="Default" table:formula="oooc:=100*[.E10]/[.B10]" office:value-type="float" office:value="89.0046296296296">
            <text:p>89</text:p>
          </table:table-cell>
          <table:table-cell table:style-name="Default" table:formula="oooc:=100*[.F10]/[.B10]" office:value-type="float" office:value="87.3842592592593">
            <text:p>87,38</text:p>
          </table:table-cell>
          <table:table-cell table:style-name="Default" table:formula="oooc:=100*[.G10]/[.B10]" office:value-type="float" office:value="90.8564814814815">
            <text:p>90,86</text:p>
          </table:table-cell>
          <table:table-cell table:number-columns-repeated="3" table:style-name="Default" office:value-type="float" office:value="-1">
            <text:p>-1</text:p>
          </table:table-cell>
          <table:table-cell table:style-name="Default"/>
          <table:table-cell office:value-type="float" office:value="7">
            <text:p>7</text:p>
          </table:table-cell>
          <table:table-cell office:value-type="float" office:value="864">
            <text:p>864</text:p>
          </table:table-cell>
          <table:table-cell office:value-type="float" office:value="769">
            <text:p>769</text:p>
          </table:table-cell>
          <table:table-cell table:formula="oooc:=100*[.N37]/[.M37]-100" office:value-type="float" office:value="-10.9953703703704">
            <text:p>-11,00</text:p>
          </table:table-cell>
          <table:table-cell table:number-columns-repeated="2"/>
          <table:table-cell table:style-name="Default" table:number-columns-repeated="239"/>
        </table:table-row>
        <table:table-row table:style-name="ro2">
          <table:table-cell office:value-type="float" office:value="8">
            <text:p>8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11]/[.B11]" office:value-type="float" office:value="97.212543554007">
            <text:p>97,21</text:p>
          </table:table-cell>
          <table:table-cell table:style-name="Default" table:formula="oooc:=100*[.D11]/[.B11]" office:value-type="float" office:value="100.348432055749">
            <text:p>100,35</text:p>
          </table:table-cell>
          <table:table-cell table:style-name="Default" table:formula="oooc:=100*[.E11]/[.B11]" office:value-type="float" office:value="566.202090592334">
            <text:p>566,2</text:p>
          </table:table-cell>
          <table:table-cell table:style-name="Default" table:formula="oooc:=100*[.F11]/[.B11]" office:value-type="float" office:value="565.156794425087">
            <text:p>565,16</text:p>
          </table:table-cell>
          <table:table-cell table:style-name="Default" table:formula="oooc:=100*[.G11]/[.B11]" office:value-type="float" office:value="569.686411149826">
            <text:p>569,69</text:p>
          </table:table-cell>
          <table:table-cell table:number-columns-repeated="3" table:style-name="Default" office:value-type="float" office:value="-1">
            <text:p>-1</text:p>
          </table:table-cell>
          <table:table-cell table:style-name="Default"/>
          <table:table-cell office:value-type="float" office:value="8">
            <text:p>8</text:p>
          </table:table-cell>
          <table:table-cell office:value-type="float" office:value="287">
            <text:p>287</text:p>
          </table:table-cell>
          <table:table-cell office:value-type="float" office:value="1625">
            <text:p>1625</text:p>
          </table:table-cell>
          <table:table-cell table:formula="oooc:=100*[.N38]/[.M38]-100" office:value-type="float" office:value="466.202090592334">
            <text:p>466,20</text:p>
          </table:table-cell>
          <table:table-cell table:number-columns-repeated="2"/>
          <table:table-cell table:style-name="Default" table:number-columns-repeated="239"/>
        </table:table-row>
        <table:table-row table:style-name="ro2">
          <table:table-cell office:value-type="float" office:value="9">
            <text:p>9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12]/[.B12]" office:value-type="float" office:value="99.2424242424243">
            <text:p>99,24</text:p>
          </table:table-cell>
          <table:table-cell table:style-name="Default" table:formula="oooc:=100*[.D12]/[.B12]" office:value-type="float" office:value="101.515151515152">
            <text:p>101,52</text:p>
          </table:table-cell>
          <table:table-cell table:style-name="Default" table:formula="oooc:=100*[.E12]/[.B12]" office:value-type="float" office:value="117.80303030303">
            <text:p>117,8</text:p>
          </table:table-cell>
          <table:table-cell table:style-name="Default" table:formula="oooc:=100*[.F12]/[.B12]" office:value-type="float" office:value="117.045454545455">
            <text:p>117,05</text:p>
          </table:table-cell>
          <table:table-cell table:style-name="Default" table:formula="oooc:=100*[.G12]/[.B12]" office:value-type="float" office:value="118.181818181818">
            <text:p>118,18</text:p>
          </table:table-cell>
          <table:table-cell table:number-columns-repeated="3" table:style-name="Default" office:value-type="float" office:value="-1">
            <text:p>-1</text:p>
          </table:table-cell>
          <table:table-cell table:style-name="Default"/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office:value-type="float" office:value="311">
            <text:p>311</text:p>
          </table:table-cell>
          <table:table-cell table:formula="oooc:=100*[.N39]/[.M39]-100" office:value-type="float" office:value="17.8030303030303">
            <text:p>17,80</text:p>
          </table:table-cell>
          <table:table-cell table:number-columns-repeated="2"/>
          <table:table-cell table:style-name="Default" table:number-columns-repeated="239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13]/[.B13]" office:value-type="float" office:value="93.6855670103093">
            <text:p>93,69</text:p>
          </table:table-cell>
          <table:table-cell table:style-name="Default" table:formula="oooc:=100*[.D13]/[.B13]" office:value-type="float" office:value="104.510309278351">
            <text:p>104,51</text:p>
          </table:table-cell>
          <table:table-cell table:style-name="Default" table:formula="oooc:=100*[.E13]/[.B13]" office:value-type="float" office:value="195.360824742268">
            <text:p>195,36</text:p>
          </table:table-cell>
          <table:table-cell table:style-name="Default" table:formula="oooc:=100*[.F13]/[.B13]" office:value-type="float" office:value="189.046391752577">
            <text:p>189,05</text:p>
          </table:table-cell>
          <table:table-cell table:style-name="Default" table:formula="oooc:=100*[.G13]/[.B13]" office:value-type="float" office:value="196.778350515464">
            <text:p>196,78</text:p>
          </table:table-cell>
          <table:table-cell table:style-name="Default" table:formula="oooc:=100*[.H13]/[.B13]" office:value-type="float" office:value="138.788659793814">
            <text:p>138,79</text:p>
          </table:table-cell>
          <table:table-cell table:style-name="Default" table:formula="oooc:=100*[.I13]/[.B13]" office:value-type="float" office:value="137.242268041237">
            <text:p>137,24</text:p>
          </table:table-cell>
          <table:table-cell table:style-name="Default" table:formula="oooc:=100*[.J13]/[.B13]" office:value-type="float" office:value="139.561855670103">
            <text:p>139,56</text:p>
          </table:table-cell>
          <table:table-cell table:style-name="Default"/>
          <table:table-cell office:value-type="float" office:value="10">
            <text:p>10</text:p>
          </table:table-cell>
          <table:table-cell office:value-type="float" office:value="776">
            <text:p>776</text:p>
          </table:table-cell>
          <table:table-cell office:value-type="float" office:value="1516">
            <text:p>1516</text:p>
          </table:table-cell>
          <table:table-cell table:formula="oooc:=100*[.N40]/[.M40]-100" office:value-type="float" office:value="95.3608247422681">
            <text:p>95,36</text:p>
          </table:table-cell>
          <table:table-cell office:value-type="float" office:value="1077">
            <text:p>1077</text:p>
          </table:table-cell>
          <table:table-cell table:formula="oooc:=100*[.P40]/[.M40]-100" office:value-type="float" office:value="38.7886597938144">
            <text:p>38,79</text:p>
          </table:table-cell>
          <table:table-cell table:style-name="Default" table:number-columns-repeated="239"/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14]/[.B14]" office:value-type="float" office:value="92.8571428571429">
            <text:p>92,86</text:p>
          </table:table-cell>
          <table:table-cell table:style-name="Default" table:formula="oooc:=100*[.D14]/[.B14]" office:value-type="float" office:value="271.428571428571">
            <text:p>271,43</text:p>
          </table:table-cell>
          <table:table-cell table:style-name="Default" table:formula="oooc:=100*[.E14]/[.B14]" office:value-type="float" office:value="100">
            <text:p>100</text:p>
          </table:table-cell>
          <table:table-cell table:style-name="Default" table:formula="oooc:=100*[.F14]/[.B14]" office:value-type="float" office:value="92.8571428571429">
            <text:p>92,86</text:p>
          </table:table-cell>
          <table:table-cell table:style-name="Default" table:formula="oooc:=100*[.G14]/[.B14]" office:value-type="float" office:value="107.142857142857">
            <text:p>107,14</text:p>
          </table:table-cell>
          <table:table-cell table:style-name="Default" table:formula="oooc:=100*[.H14]/[.B14]" office:value-type="float" office:value="2464.28571428571">
            <text:p>2464,29</text:p>
          </table:table-cell>
          <table:table-cell table:style-name="Default" table:formula="oooc:=100*[.I14]/[.B14]" office:value-type="float" office:value="2450">
            <text:p>2450</text:p>
          </table:table-cell>
          <table:table-cell table:style-name="Default" table:formula="oooc:=100*[.J14]/[.B14]" office:value-type="float" office:value="2578.57142857143">
            <text:p>2578,57</text:p>
          </table:table-cell>
          <table:table-cell table:style-name="Default"/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formula="oooc:=100*[.N41]/[.M41]-100" office:value-type="float" office:value="0">
            <text:p>0,00</text:p>
          </table:table-cell>
          <table:table-cell office:value-type="float" office:value="345">
            <text:p>345</text:p>
          </table:table-cell>
          <table:table-cell table:formula="oooc:=100*[.P41]/[.M41]-100" office:value-type="float" office:value="2364.28571428571">
            <text:p>2364,29</text:p>
          </table:table-cell>
          <table:table-cell table:style-name="Default" table:number-columns-repeated="239"/>
        </table:table-row>
        <table:table-row table:style-name="ro2">
          <table:table-cell office:value-type="float" office:value="12">
            <text:p>12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15]/[.B15]" office:value-type="float" office:value="99.0740740740741">
            <text:p>99,07</text:p>
          </table:table-cell>
          <table:table-cell table:style-name="Default" table:formula="oooc:=100*[.D15]/[.B15]" office:value-type="float" office:value="100">
            <text:p>100</text:p>
          </table:table-cell>
          <table:table-cell table:style-name="Default" table:formula="oooc:=100*[.E15]/[.B15]" office:value-type="float" office:value="95.8333333333333">
            <text:p>95,83</text:p>
          </table:table-cell>
          <table:table-cell table:style-name="Default" table:formula="oooc:=100*[.F15]/[.B15]" office:value-type="float" office:value="94.9074074074074">
            <text:p>94,91</text:p>
          </table:table-cell>
          <table:table-cell table:style-name="Default" table:formula="oooc:=100*[.G15]/[.B15]" office:value-type="float" office:value="96.7592592592593">
            <text:p>96,76</text:p>
          </table:table-cell>
          <table:table-cell table:style-name="Default" table:formula="oooc:=100*[.H15]/[.B15]" office:value-type="float" office:value="209.259259259259">
            <text:p>209,26</text:p>
          </table:table-cell>
          <table:table-cell table:style-name="Default" table:formula="oooc:=100*[.I15]/[.B15]" office:value-type="float" office:value="207.407407407407">
            <text:p>207,41</text:p>
          </table:table-cell>
          <table:table-cell table:style-name="Default" table:formula="oooc:=100*[.J15]/[.B15]" office:value-type="float" office:value="212.037037037037">
            <text:p>212,04</text:p>
          </table:table-cell>
          <table:table-cell table:style-name="Default"/>
          <table:table-cell office:value-type="float" office:value="12">
            <text:p>12</text:p>
          </table:table-cell>
          <table:table-cell office:value-type="float" office:value="216">
            <text:p>216</text:p>
          </table:table-cell>
          <table:table-cell office:value-type="float" office:value="207">
            <text:p>207</text:p>
          </table:table-cell>
          <table:table-cell table:formula="oooc:=100*[.N42]/[.M42]-100" office:value-type="float" office:value="-4.16666666666667">
            <text:p>-4,17</text:p>
          </table:table-cell>
          <table:table-cell office:value-type="float" office:value="452">
            <text:p>452</text:p>
          </table:table-cell>
          <table:table-cell table:formula="oooc:=100*[.P42]/[.M42]-100" office:value-type="float" office:value="109.259259259259">
            <text:p>109,26</text:p>
          </table:table-cell>
          <table:table-cell table:style-name="Default" table:number-columns-repeated="239"/>
        </table:table-row>
        <table:table-row table:style-name="ro2">
          <table:table-cell office:value-type="string">
            <text:p>12-opt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16]/[.B16]" office:value-type="float" office:value="99.0740740740741">
            <text:p>99,07</text:p>
          </table:table-cell>
          <table:table-cell table:style-name="Default" table:formula="oooc:=100*[.D16]/[.B16]" office:value-type="float" office:value="100">
            <text:p>100</text:p>
          </table:table-cell>
          <table:table-cell table:style-name="Default" table:formula="oooc:=100*[.E16]/[.B16]" office:value-type="float" office:value="95.8333333333333">
            <text:p>95,83</text:p>
          </table:table-cell>
          <table:table-cell table:style-name="Default" table:formula="oooc:=100*[.F16]/[.B16]" office:value-type="float" office:value="94.9074074074074">
            <text:p>94,91</text:p>
          </table:table-cell>
          <table:table-cell table:style-name="Default" table:formula="oooc:=100*[.G16]/[.B16]" office:value-type="float" office:value="96.7592592592593">
            <text:p>96,76</text:p>
          </table:table-cell>
          <table:table-cell table:style-name="Default" table:formula="oooc:=100*[.H16]/[.B16]" office:value-type="float" office:value="99.537037037037">
            <text:p>99,54</text:p>
          </table:table-cell>
          <table:table-cell table:style-name="Default" table:formula="oooc:=100*[.I16]/[.B16]" office:value-type="float" office:value="98.6111111111111">
            <text:p>98,61</text:p>
          </table:table-cell>
          <table:table-cell table:style-name="Default" table:formula="oooc:=100*[.J16]/[.B16]" office:value-type="float" office:value="100">
            <text:p>100</text:p>
          </table:table-cell>
          <table:table-cell table:style-name="Default"/>
          <table:table-cell office:value-type="string">
            <text:p>12-opt</text:p>
          </table:table-cell>
          <table:table-cell office:value-type="float" office:value="216">
            <text:p>216</text:p>
          </table:table-cell>
          <table:table-cell office:value-type="float" office:value="207">
            <text:p>207</text:p>
          </table:table-cell>
          <table:table-cell table:formula="oooc:=100*[.N43]/[.M43]-100" office:value-type="float" office:value="-4.16666666666667">
            <text:p>-4,17</text:p>
          </table:table-cell>
          <table:table-cell office:value-type="float" office:value="215">
            <text:p>215</text:p>
          </table:table-cell>
          <table:table-cell table:formula="oooc:=100*[.P43]/[.M43]-100" office:value-type="float" office:value="-0.462962962962962">
            <text:p>-0,46</text:p>
          </table:table-cell>
          <table:table-cell table:style-name="Default" table:number-columns-repeated="239"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17]/[.B17]" office:value-type="float" office:value="99.163179916318">
            <text:p>99,16</text:p>
          </table:table-cell>
          <table:table-cell table:style-name="Default" table:formula="oooc:=100*[.D17]/[.B17]" office:value-type="float" office:value="102.092050209205">
            <text:p>102,09</text:p>
          </table:table-cell>
          <table:table-cell table:style-name="Default" table:formula="oooc:=100*[.E17]/[.B17]" office:value-type="float" office:value="101.255230125523">
            <text:p>101,26</text:p>
          </table:table-cell>
          <table:table-cell table:style-name="Default" table:formula="oooc:=100*[.F17]/[.B17]" office:value-type="float" office:value="97.071129707113">
            <text:p>97,07</text:p>
          </table:table-cell>
          <table:table-cell table:style-name="Default" table:formula="oooc:=100*[.G17]/[.B17]" office:value-type="float" office:value="101.673640167364">
            <text:p>101,67</text:p>
          </table:table-cell>
          <table:table-cell table:number-columns-repeated="3" table:style-name="Default" office:value-type="float" office:value="-1">
            <text:p>-1</text:p>
          </table:table-cell>
          <table:table-cell table:style-name="Default"/>
          <table:table-cell office:value-type="float" office:value="13">
            <text:p>13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table:formula="oooc:=100*[.N44]/[.M44]-100" office:value-type="float" office:value="1.25523012552301">
            <text:p>1,26</text:p>
          </table:table-cell>
          <table:table-cell table:number-columns-repeated="2"/>
          <table:table-cell table:style-name="Default" table:number-columns-repeated="239"/>
        </table:table-row>
        <table:table-row table:style-name="ro2">
          <table:table-cell office:value-type="float" office:value="14">
            <text:p>14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18]/[.B18]" office:value-type="float" office:value="98.876404494382">
            <text:p>98,88</text:p>
          </table:table-cell>
          <table:table-cell table:style-name="Default" table:formula="oooc:=100*[.D18]/[.B18]" office:value-type="float" office:value="101.123595505618">
            <text:p>101,12</text:p>
          </table:table-cell>
          <table:table-cell table:style-name="Default" table:formula="oooc:=100*[.E18]/[.B18]" office:value-type="float" office:value="103.370786516854">
            <text:p>103,37</text:p>
          </table:table-cell>
          <table:table-cell table:style-name="Default" table:formula="oooc:=100*[.F18]/[.B18]" office:value-type="float" office:value="102.247191011236">
            <text:p>102,25</text:p>
          </table:table-cell>
          <table:table-cell table:style-name="Default" table:formula="oooc:=100*[.G18]/[.B18]" office:value-type="float" office:value="104.494382022472">
            <text:p>104,49</text:p>
          </table:table-cell>
          <table:table-cell table:number-columns-repeated="3" table:style-name="Default" office:value-type="float" office:value="-1">
            <text:p>-1</text:p>
          </table:table-cell>
          <table:table-cell table:style-name="Default"/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formula="oooc:=100*[.N45]/[.M45]-100" office:value-type="float" office:value="3.37078651685393">
            <text:p>3,37</text:p>
          </table:table-cell>
          <table:table-cell table:number-columns-repeated="2"/>
          <table:table-cell table:style-name="Default" table:number-columns-repeated="239"/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19]/[.B19]" office:value-type="float" office:value="99.468085106383">
            <text:p>99,47</text:p>
          </table:table-cell>
          <table:table-cell table:style-name="Default" table:formula="oooc:=100*[.D19]/[.B19]" office:value-type="float" office:value="101.595744680851">
            <text:p>101,6</text:p>
          </table:table-cell>
          <table:table-cell table:style-name="Default" table:formula="oooc:=100*[.E19]/[.B19]" office:value-type="float" office:value="99.468085106383">
            <text:p>99,47</text:p>
          </table:table-cell>
          <table:table-cell table:style-name="Default" table:formula="oooc:=100*[.F19]/[.B19]" office:value-type="float" office:value="97.8723404255319">
            <text:p>97,87</text:p>
          </table:table-cell>
          <table:table-cell table:style-name="Default" table:formula="oooc:=100*[.G19]/[.B19]" office:value-type="float" office:value="101.063829787234">
            <text:p>101,06</text:p>
          </table:table-cell>
          <table:table-cell table:number-columns-repeated="3" table:style-name="Default" office:value-type="float" office:value="-1">
            <text:p>-1</text:p>
          </table:table-cell>
          <table:table-cell table:style-name="Default"/>
          <table:table-cell office:value-type="float" office:value="15">
            <text:p>15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table:formula="oooc:=100*[.N46]/[.M46]-100" office:value-type="float" office:value="-0.531914893617028">
            <text:p>-0,53</text:p>
          </table:table-cell>
          <table:table-cell table:number-columns-repeated="2"/>
          <table:table-cell table:style-name="Default" table:number-columns-repeated="239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20]/[.B20]" office:value-type="float" office:value="98.4496124031008">
            <text:p>98,45</text:p>
          </table:table-cell>
          <table:table-cell table:style-name="Default" table:formula="oooc:=100*[.D20]/[.B20]" office:value-type="float" office:value="116.279069767442">
            <text:p>116,28</text:p>
          </table:table-cell>
          <table:table-cell table:style-name="Default" table:formula="oooc:=100*[.E20]/[.B20]" office:value-type="float" office:value="116.279069767442">
            <text:p>116,28</text:p>
          </table:table-cell>
          <table:table-cell table:style-name="Default" table:formula="oooc:=100*[.F20]/[.B20]" office:value-type="float" office:value="113.953488372093">
            <text:p>113,95</text:p>
          </table:table-cell>
          <table:table-cell table:style-name="Default" table:formula="oooc:=100*[.G20]/[.B20]" office:value-type="float" office:value="131.782945736434">
            <text:p>131,78</text:p>
          </table:table-cell>
          <table:table-cell table:style-name="Default" table:formula="oooc:=100*[.H20]/[.B20]" office:value-type="float" office:value="116.279069767442">
            <text:p>116,28</text:p>
          </table:table-cell>
          <table:table-cell table:style-name="Default" table:formula="oooc:=100*[.I20]/[.B20]" office:value-type="float" office:value="113.178294573643">
            <text:p>113,18</text:p>
          </table:table-cell>
          <table:table-cell table:style-name="Default" table:formula="oooc:=100*[.J20]/[.B20]" office:value-type="float" office:value="130.232558139535">
            <text:p>130,23</text:p>
          </table:table-cell>
          <table:table-cell table:style-name="Default"/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  <table:table-cell office:value-type="float" office:value="150">
            <text:p>150</text:p>
          </table:table-cell>
          <table:table-cell table:formula="oooc:=100*[.N47]/[.M47]-100" office:value-type="float" office:value="16.2790697674419">
            <text:p>16,28</text:p>
          </table:table-cell>
          <table:table-cell office:value-type="float" office:value="150">
            <text:p>150</text:p>
          </table:table-cell>
          <table:table-cell table:formula="oooc:=100*[.P47]/[.M47]-100" office:value-type="float" office:value="16.2790697674419">
            <text:p>16,28</text:p>
          </table:table-cell>
          <table:table-cell table:style-name="Default" table:number-columns-repeated="239"/>
        </table:table-row>
        <table:table-row table:style-name="ro2">
          <table:table-cell office:value-type="float" office:value="17">
            <text:p>17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21]/[.B21]" office:value-type="float" office:value="99.8753117206983">
            <text:p>99,88</text:p>
          </table:table-cell>
          <table:table-cell table:style-name="Default" table:formula="oooc:=100*[.D21]/[.B21]" office:value-type="float" office:value="100">
            <text:p>100</text:p>
          </table:table-cell>
          <table:table-cell table:style-name="Default" table:formula="oooc:=100*[.E21]/[.B21]" office:value-type="float" office:value="99.1271820448878">
            <text:p>99,13</text:p>
          </table:table-cell>
          <table:table-cell table:style-name="Default" table:formula="oooc:=100*[.F21]/[.B21]" office:value-type="float" office:value="99.002493765586">
            <text:p>99</text:p>
          </table:table-cell>
          <table:table-cell table:style-name="Default" table:formula="oooc:=100*[.G21]/[.B21]" office:value-type="float" office:value="99.501246882793">
            <text:p>99,5</text:p>
          </table:table-cell>
          <table:table-cell table:style-name="Default" table:formula="oooc:=100*[.H21]/[.B21]" office:value-type="float" office:value="108.229426433915">
            <text:p>108,23</text:p>
          </table:table-cell>
          <table:table-cell table:style-name="Default" table:formula="oooc:=100*[.I21]/[.B21]" office:value-type="float" office:value="107.85536159601">
            <text:p>107,86</text:p>
          </table:table-cell>
          <table:table-cell table:style-name="Default" table:formula="oooc:=100*[.J21]/[.B21]" office:value-type="float" office:value="108.229426433915">
            <text:p>108,23</text:p>
          </table:table-cell>
          <table:table-cell table:style-name="Default"/>
          <table:table-cell office:value-type="float" office:value="17">
            <text:p>17</text:p>
          </table:table-cell>
          <table:table-cell office:value-type="float" office:value="802">
            <text:p>802</text:p>
          </table:table-cell>
          <table:table-cell office:value-type="float" office:value="795">
            <text:p>795</text:p>
          </table:table-cell>
          <table:table-cell table:formula="oooc:=100*[.N48]/[.M48]-100" office:value-type="float" office:value="-0.872817955112225">
            <text:p>-0,87</text:p>
          </table:table-cell>
          <table:table-cell office:value-type="float" office:value="868">
            <text:p>868</text:p>
          </table:table-cell>
          <table:table-cell table:formula="oooc:=100*[.P48]/[.M48]-100" office:value-type="float" office:value="8.22942643391521">
            <text:p>8,23</text:p>
          </table:table-cell>
          <table:table-cell table:style-name="Default" table:number-columns-repeated="239"/>
        </table:table-row>
        <table:table-row table:style-name="ro2">
          <table:table-cell office:value-type="float" office:value="18">
            <text:p>18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22]/[.B22]" office:value-type="float" office:value="99.2395437262357">
            <text:p>99,24</text:p>
          </table:table-cell>
          <table:table-cell table:style-name="Default" table:formula="oooc:=100*[.D22]/[.B22]" office:value-type="float" office:value="107.604562737643">
            <text:p>107,6</text:p>
          </table:table-cell>
          <table:table-cell table:number-columns-repeated="6" table:style-name="Default" office:value-type="float" office:value="-1">
            <text:p>-1</text:p>
          </table:table-cell>
          <table:table-cell table:style-name="Default"/>
          <table:table-cell office:value-type="float" office:value="18">
            <text:p>18</text:p>
          </table:table-cell>
          <table:table-cell office:value-type="float" office:value="263">
            <text:p>263</text:p>
          </table:table-cell>
          <table:table-cell table:number-columns-repeated="4"/>
          <table:table-cell table:style-name="Default" table:number-columns-repeated="239"/>
        </table:table-row>
        <table:table-row table:style-name="ro2">
          <table:table-cell office:value-type="string">
            <text:p>18-opt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23]/[.B23]" office:value-type="float" office:value="98.5185185185185">
            <text:p>98,52</text:p>
          </table:table-cell>
          <table:table-cell table:style-name="Default" table:formula="oooc:=100*[.D23]/[.B23]" office:value-type="float" office:value="102.962962962963">
            <text:p>102,96</text:p>
          </table:table-cell>
          <table:table-cell table:number-columns-repeated="6" table:style-name="Default" office:value-type="float" office:value="-1">
            <text:p>-1</text:p>
          </table:table-cell>
          <table:table-cell table:style-name="Default"/>
          <table:table-cell office:value-type="string">
            <text:p>18-opt</text:p>
          </table:table-cell>
          <table:table-cell office:value-type="float" office:value="135">
            <text:p>135</text:p>
          </table:table-cell>
          <table:table-cell table:number-columns-repeated="4"/>
          <table:table-cell table:style-name="Default" table:number-columns-repeated="239"/>
        </table:table-row>
        <table:table-row table:style-name="ro2">
          <table:table-cell office:value-type="float" office:value="19">
            <text:p>19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24]/[.B24]" office:value-type="float" office:value="96.7741935483871">
            <text:p>96,77</text:p>
          </table:table-cell>
          <table:table-cell table:style-name="Default" table:formula="oooc:=100*[.D24]/[.B24]" office:value-type="float" office:value="103.225806451613">
            <text:p>103,23</text:p>
          </table:table-cell>
          <table:table-cell table:style-name="Default" table:formula="oooc:=100*[.E24]/[.B24]" office:value-type="float" office:value="98.3870967741936">
            <text:p>98,39</text:p>
          </table:table-cell>
          <table:table-cell table:style-name="Default" table:formula="oooc:=100*[.F24]/[.B24]" office:value-type="float" office:value="95.1612903225806">
            <text:p>95,16</text:p>
          </table:table-cell>
          <table:table-cell table:style-name="Default" table:formula="oooc:=100*[.G24]/[.B24]" office:value-type="float" office:value="100">
            <text:p>100</text:p>
          </table:table-cell>
          <table:table-cell table:style-name="Default" table:formula="oooc:=100*[.H24]/[.B24]" office:value-type="float" office:value="3246.77419354839">
            <text:p>3246,77</text:p>
          </table:table-cell>
          <table:table-cell table:style-name="Default" table:formula="oooc:=100*[.I24]/[.B24]" office:value-type="float" office:value="3240.32258064516">
            <text:p>3240,32</text:p>
          </table:table-cell>
          <table:table-cell table:style-name="Default" table:formula="oooc:=100*[.J24]/[.B24]" office:value-type="float" office:value="3253.22580645161">
            <text:p>3253,23</text:p>
          </table:table-cell>
          <table:table-cell table:style-name="Default"/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formula="oooc:=100*[.N51]/[.M51]-100" office:value-type="float" office:value="-1.61290322580645">
            <text:p>-1,61</text:p>
          </table:table-cell>
          <table:table-cell office:value-type="float" office:value="2013">
            <text:p>2013</text:p>
          </table:table-cell>
          <table:table-cell table:formula="oooc:=100*[.P51]/[.M51]-100" office:value-type="float" office:value="3146.77419354839">
            <text:p>3146,77</text:p>
          </table:table-cell>
          <table:table-cell table:style-name="Default" table:number-columns-repeated="239"/>
        </table:table-row>
        <table:table-row table:style-name="ro2">
          <table:table-cell office:value-type="float" office:value="21">
            <text:p>21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25]/[.B25]" office:value-type="float" office:value="100">
            <text:p>100</text:p>
          </table:table-cell>
          <table:table-cell table:style-name="Default" table:formula="oooc:=100*[.D25]/[.B25]" office:value-type="float" office:value="101.081081081081">
            <text:p>101,08</text:p>
          </table:table-cell>
          <table:table-cell table:style-name="Default" table:formula="oooc:=100*[.E25]/[.B25]" office:value-type="float" office:value="98.3783783783784">
            <text:p>98,38</text:p>
          </table:table-cell>
          <table:table-cell table:style-name="Default" table:formula="oooc:=100*[.F25]/[.B25]" office:value-type="float" office:value="98.3783783783784">
            <text:p>98,38</text:p>
          </table:table-cell>
          <table:table-cell table:style-name="Default" table:formula="oooc:=100*[.G25]/[.B25]" office:value-type="float" office:value="98.9189189189189">
            <text:p>98,92</text:p>
          </table:table-cell>
          <table:table-cell table:number-columns-repeated="3" table:style-name="Default" office:value-type="float" office:value="-1">
            <text:p>-1</text:p>
          </table:table-cell>
          <table:table-cell table:style-name="Default"/>
          <table:table-cell office:value-type="float" office:value="21">
            <text:p>21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table:formula="oooc:=100*[.N52]/[.M52]-100" office:value-type="float" office:value="-1.62162162162163">
            <text:p>-1,62</text:p>
          </table:table-cell>
          <table:table-cell table:number-columns-repeated="2"/>
          <table:table-cell table:style-name="Default" table:number-columns-repeated="239"/>
        </table:table-row>
        <table:table-row table:style-name="ro2">
          <table:table-cell office:value-type="float" office:value="22">
            <text:p>22</text:p>
          </table:table-cell>
          <table:table-cell table:style-name="Default" office:value-type="float" office:value="100">
            <text:p>100</text:p>
          </table:table-cell>
          <table:table-cell table:style-name="Default" table:formula="oooc:=100*[.C26]/[.B26]" office:value-type="float" office:value="100">
            <text:p>100</text:p>
          </table:table-cell>
          <table:table-cell table:style-name="Default" table:formula="oooc:=100*[.D26]/[.B26]" office:value-type="float" office:value="100">
            <text:p>100</text:p>
          </table:table-cell>
          <table:table-cell table:style-name="Default" table:formula="oooc:=100*[.E26]/[.B26]" office:value-type="float" office:value="100">
            <text:p>100</text:p>
          </table:table-cell>
          <table:table-cell table:style-name="Default" table:formula="oooc:=100*[.F26]/[.B26]" office:value-type="float" office:value="100">
            <text:p>100</text:p>
          </table:table-cell>
          <table:table-cell table:style-name="Default" table:formula="oooc:=100*[.G26]/[.B26]" office:value-type="float" office:value="107.142857142857">
            <text:p>107,14</text:p>
          </table:table-cell>
          <table:table-cell table:style-name="Default" table:formula="oooc:=100*[.H26]/[.B26]" office:value-type="float" office:value="71.4285714285714">
            <text:p>71,43</text:p>
          </table:table-cell>
          <table:table-cell table:style-name="Default" table:formula="oooc:=100*[.I26]/[.B26]" office:value-type="float" office:value="71.4285714285714">
            <text:p>71,43</text:p>
          </table:table-cell>
          <table:table-cell table:style-name="Default" table:formula="oooc:=100*[.J26]/[.B26]" office:value-type="float" office:value="71.4285714285714">
            <text:p>71,43</text:p>
          </table:table-cell>
          <table:table-cell table:style-name="Default"/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formula="oooc:=100*[.N53]/[.M53]-100" office:value-type="float" office:value="0">
            <text:p>0,00</text:p>
          </table:table-cell>
          <table:table-cell office:value-type="float" office:value="10">
            <text:p>10</text:p>
          </table:table-cell>
          <table:table-cell table:formula="oooc:=100*[.P53]/[.M53]-100" office:value-type="float" office:value="-28.5714285714286">
            <text:p>-28,57</text:p>
          </table:table-cell>
          <table:table-cell table:style-name="Default" table:number-columns-repeated="239"/>
        </table:table-row>
      </table:table>
      <table:table table:name="Tabelle2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9"/>
        <table:table-column table:style-name="co13" table:default-cell-style-name="ce3"/>
        <table:table-column table:style-name="co14" table:default-cell-style-name="ce9"/>
        <table:table-column table:style-name="co6" table:number-columns-repeated="239" table:default-cell-style-name="Default"/>
        <table:table-row table:style-name="ro1">
          <table:table-cell table:style-name="ce1"/>
          <table:table-cell table:style-name="ce4" office:value-type="string" table:number-columns-spanned="9" table:number-rows-spanned="1">
            <text:p>absolute query run time in seconds</text:p>
          </table:table-cell>
          <table:covered-table-cell table:number-columns-repeated="2" table:style-name="ce1"/>
          <table:covered-table-cell table:style-name="ce4"/>
          <table:covered-table-cell table:number-columns-repeated="2" table:style-name="ce1"/>
          <table:covered-table-cell table:style-name="ce4"/>
          <table:covered-table-cell table:number-columns-repeated="2" table:style-name="ce1"/>
          <table:table-cell table:style-name="ce1"/>
          <table:table-cell table:style-name="ce4" office:value-type="string" table:number-columns-spanned="6" table:number-rows-spanned="1">
            <text:p>DBT3 Run from 2012-03-24</text:p>
          </table:table-cell>
          <table:covered-table-cell table:number-columns-repeated="5" table:style-name="ce1"/>
          <table:table-cell table:style-name="ce1" table:number-columns-repeated="239"/>
        </table:table-row>
        <table:table-row table:style-name="ro2">
          <table:table-cell table:style-name="ce2"/>
          <table:table-cell table:style-name="ce5" office:value-type="string" table:number-columns-spanned="3" table:number-rows-spanned="1">
            <text:p>MariaDB-5.3.6</text:p>
          </table:table-cell>
          <table:covered-table-cell table:number-columns-repeated="2" table:style-name="ce2"/>
          <table:table-cell table:style-name="ce5" office:value-type="string" table:number-columns-spanned="3" table:number-rows-spanned="1">
            <text:p>MySQL-5.6.4</text:p>
          </table:table-cell>
          <table:covered-table-cell table:number-columns-repeated="2" table:style-name="ce2"/>
          <table:table-cell table:style-name="ce5" office:value-type="string" table:number-columns-spanned="3" table:number-rows-spanned="1">
            <text:p>MySQL-5.5.21</text:p>
          </table:table-cell>
          <table:covered-table-cell table:number-columns-repeated="2" table:style-name="ce2"/>
          <table:table-cell table:style-name="ce2"/>
          <table:table-cell table:style-name="ce12" office:value-type="string" table:number-columns-spanned="6" table:number-rows-spanned="1">
            <text:p>numbers for MySQL-5.5.21 are collected from earlier runs</text:p>
          </table:table-cell>
          <table:covered-table-cell table:number-columns-repeated="5" table:style-name="ce2"/>
          <table:table-cell table:style-name="ce2" table:number-columns-repeated="239"/>
        </table:table-row>
        <table:table-row table:style-name="ro2">
          <table:table-cell office:value-type="string">
            <text:p>Query</text:p>
          </table:table-cell>
          <table:table-cell table:style-name="ce3" office:value-type="string">
            <text:p>Median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edian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edian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/>
          <table:table-cell table:style-name="Default" table:number-columns-repeated="5"/>
          <table:table-cell table:style-name="ce3" table:number-columns-repeated="240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1" office:value-type="float" office:value="289">
            <text:p>289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303">
            <text:p>303</text:p>
          </table:table-cell>
          <table:table-cell table:style-name="ce3" office:value-type="float" office:value="286">
            <text:p>286</text:p>
          </table:table-cell>
          <table:table-cell table:style-name="ce3" office:value-type="float" office:value="282">
            <text:p>282</text:p>
          </table:table-cell>
          <table:table-cell table:style-name="ce3" office:value-type="float" office:value="298">
            <text:p>298</text:p>
          </table:table-cell>
          <table:table-cell table:style-name="ce3" office:value-type="float" office:value="319">
            <text:p>319</text:p>
          </table:table-cell>
          <table:table-cell table:style-name="ce3" office:value-type="float" office:value="314">
            <text:p>314</text:p>
          </table:table-cell>
          <table:table-cell table:style-name="ce3" office:value-type="float" office:value="343">
            <text:p>343</text:p>
          </table:table-cell>
          <table:table-cell table:style-name="ce10"/>
          <table:table-cell table:number-columns-repeated="3"/>
          <table:table-cell table:style-name="ce3"/>
          <table:table-cell/>
          <table:table-cell table:style-name="ce10" table:number-columns-repeated="240"/>
        </table:table-row>
        <table:table-row table:style-name="ro2">
          <table:table-cell table:style-name="ce10" office:value-type="float" office:value="2">
            <text:p>2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47">
            <text:p>47</text:p>
          </table:table-cell>
          <table:table-cell table:number-columns-repeated="2" table:style-name="ce10" office:value-type="float" office:value="48">
            <text:p>48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490">
            <text:p>490</text:p>
          </table:table-cell>
          <table:table-cell table:style-name="ce10" office:value-type="float" office:value="488">
            <text:p>488</text:p>
          </table:table-cell>
          <table:table-cell table:style-name="ce10" office:value-type="float" office:value="497">
            <text:p>497</text:p>
          </table:table-cell>
          <table:table-cell table:style-name="ce10"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243">
            <text:p>24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250">
            <text:p>250</text:p>
          </table:table-cell>
          <table:table-cell table:style-name="ce10" office:value-type="float" office:value="1322">
            <text:p>1322</text:p>
          </table:table-cell>
          <table:table-cell table:style-name="ce10" office:value-type="float" office:value="1310">
            <text:p>1310</text:p>
          </table:table-cell>
          <table:table-cell table:style-name="ce10" office:value-type="float" office:value="1326">
            <text:p>1326</text:p>
          </table:table-cell>
          <table:table-cell table:style-name="ce10" office:value-type="float" office:value="534">
            <text:p>534</text:p>
          </table:table-cell>
          <table:table-cell table:style-name="ce10" office:value-type="float" office:value="529">
            <text:p>529</text:p>
          </table:table-cell>
          <table:table-cell table:style-name="ce10" office:value-type="float" office:value="560">
            <text:p>560</text:p>
          </table:table-cell>
          <table:table-cell table:style-name="ce3"/>
          <table:table-cell table:style-name="ce10" table:number-columns-repeated="5"/>
          <table:table-cell table:style-name="ce3" table:number-columns-repeated="240"/>
        </table:table-row>
        <table:table-row table:style-name="ro2">
          <table:table-cell office:value-type="float" office:value="4">
            <text:p>4</text:p>
          </table:table-cell>
          <table:table-cell table:number-columns-repeated="2" table:style-name="ce3" office:value-type="float" office:value="138">
            <text:p>138</text:p>
          </table:table-cell>
          <table:table-cell table:number-columns-repeated="2" table:style-name="ce3" office:value-type="float" office:value="141">
            <text:p>141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184">
            <text:p>184</text:p>
          </table:table-cell>
          <table:table-cell table:style-name="ce3" office:value-type="float" office:value="191">
            <text:p>191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40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87">
            <text:p>187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188">
            <text:p>188</text:p>
          </table:table-cell>
          <table:table-cell table:style-name="ce3" office:value-type="float" office:value="1232">
            <text:p>1232</text:p>
          </table:table-cell>
          <table:table-cell table:style-name="ce3" office:value-type="float" office:value="1230">
            <text:p>1230</text:p>
          </table:table-cell>
          <table:table-cell table:style-name="ce3" office:value-type="float" office:value="1240">
            <text:p>124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40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91">
            <text:p>191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194">
            <text:p>194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275">
            <text:p>275</text:p>
          </table:table-cell>
          <table:table-cell table:style-name="ce3" office:value-type="float" office:value="285">
            <text:p>285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40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861">
            <text:p>861</text:p>
          </table:table-cell>
          <table:table-cell table:style-name="ce3" office:value-type="float" office:value="860">
            <text:p>860</text:p>
          </table:table-cell>
          <table:table-cell table:style-name="ce3" office:value-type="float" office:value="872">
            <text:p>872</text:p>
          </table:table-cell>
          <table:table-cell table:style-name="ce3" office:value-type="float" office:value="777">
            <text:p>777</text:p>
          </table:table-cell>
          <table:table-cell table:style-name="ce3" office:value-type="float" office:value="768">
            <text:p>768</text:p>
          </table:table-cell>
          <table:table-cell table:style-name="ce3" office:value-type="float" office:value="780">
            <text:p>780</text:p>
          </table:table-cell>
          <table:table-cell office:value-type="float" office:value="803">
            <text:p>803</text:p>
          </table:table-cell>
          <table:table-cell office:value-type="float" office:value="794">
            <text:p>794</text:p>
          </table:table-cell>
          <table:table-cell office:value-type="float" office:value="841">
            <text:p>841</text:p>
          </table:table-cell>
          <table:table-cell table:style-name="ce3"/>
          <table:table-cell table:style-name="Default" table:number-columns-repeated="4"/>
          <table:table-cell/>
          <table:table-cell table:style-name="ce3" table:number-columns-repeated="240"/>
        </table:table-row>
        <table:table-row table:style-name="ro2">
          <table:table-cell office:value-type="string">
            <text:p>7-opt</text:p>
          </table:table-cell>
          <table:table-cell table:style-name="ce3" office:value-type="float" office:value="543">
            <text:p>543</text:p>
          </table:table-cell>
          <table:table-cell table:style-name="ce3" office:value-type="float" office:value="522">
            <text:p>522</text:p>
          </table:table-cell>
          <table:table-cell table:style-name="ce3" office:value-type="float" office:value="549">
            <text:p>549</text:p>
          </table:table-cell>
          <table:table-cell table:style-name="ce3" office:value-type="float" office:value="775">
            <text:p>775</text:p>
          </table:table-cell>
          <table:table-cell table:style-name="ce3" office:value-type="float" office:value="758">
            <text:p>758</text:p>
          </table:table-cell>
          <table:table-cell table:style-name="ce3" office:value-type="float" office:value="777">
            <text:p>777</text:p>
          </table:table-cell>
          <table:table-cell office:value-type="float" office:value="762">
            <text:p>762</text:p>
          </table:table-cell>
          <table:table-cell office:value-type="float" office:value="757">
            <text:p>757</text:p>
          </table:table-cell>
          <table:table-cell office:value-type="float" office:value="800">
            <text:p>800</text:p>
          </table:table-cell>
          <table:table-cell table:style-name="ce3"/>
          <table:table-cell/>
          <table:table-cell table:style-name="Default" table:number-columns-repeated="3"/>
          <table:table-cell/>
          <table:table-cell table:style-name="ce3" table:number-columns-repeated="240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81">
            <text:p>281</text:p>
          </table:table-cell>
          <table:table-cell table:style-name="ce3" office:value-type="float" office:value="289">
            <text:p>289</text:p>
          </table:table-cell>
          <table:table-cell table:style-name="ce3" office:value-type="float" office:value="1628">
            <text:p>1628</text:p>
          </table:table-cell>
          <table:table-cell table:style-name="ce3" office:value-type="float" office:value="1619">
            <text:p>1619</text:p>
          </table:table-cell>
          <table:table-cell table:style-name="ce3" office:value-type="float" office:value="1635">
            <text:p>1635</text:p>
          </table:table-cell>
          <table:table-cell office:value-type="float" office:value="742">
            <text:p>742</text:p>
          </table:table-cell>
          <table:table-cell office:value-type="float" office:value="763">
            <text:p>763</text:p>
          </table:table-cell>
          <table:table-cell office:value-type="float" office:value="766">
            <text:p>766</text:p>
          </table:table-cell>
          <table:table-cell table:style-name="ce3"/>
          <table:table-cell table:style-name="Default" table:number-columns-repeated="4"/>
          <table:table-cell/>
          <table:table-cell table:style-name="ce3" table:number-columns-repeated="240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68">
            <text:p>268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306">
            <text:p>306</text:p>
          </table:table-cell>
          <table:table-cell table:style-name="ce3" office:value-type="float" office:value="309">
            <text:p>309</text:p>
          </table:table-cell>
          <table:table-cell table:number-columns-repeated="3" office:value-type="float" office:value="-1">
            <text:p>-1</text:p>
          </table:table-cell>
          <table:table-cell table:style-name="ce3"/>
          <table:table-cell table:style-name="Default" table:number-columns-repeated="4"/>
          <table:table-cell/>
          <table:table-cell table:style-name="ce3" table:number-columns-repeated="240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818">
            <text:p>818</text:p>
          </table:table-cell>
          <table:table-cell table:style-name="ce3" office:value-type="float" office:value="746">
            <text:p>746</text:p>
          </table:table-cell>
          <table:table-cell table:style-name="ce3" office:value-type="float" office:value="836">
            <text:p>836</text:p>
          </table:table-cell>
          <table:table-cell table:style-name="ce3" office:value-type="float" office:value="1504">
            <text:p>1504</text:p>
          </table:table-cell>
          <table:table-cell table:style-name="ce3" office:value-type="float" office:value="1458">
            <text:p>1458</text:p>
          </table:table-cell>
          <table:table-cell table:style-name="ce3" office:value-type="float" office:value="1527">
            <text:p>1527</text:p>
          </table:table-cell>
          <table:table-cell table:style-name="ce3" office:value-type="float" office:value="1083">
            <text:p>1083</text:p>
          </table:table-cell>
          <table:table-cell table:style-name="ce3" office:value-type="float" office:value="1053">
            <text:p>1053</text:p>
          </table:table-cell>
          <table:table-cell table:style-name="ce3" office:value-type="float" office:value="1091">
            <text:p>1091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40"/>
        </table:table-row>
        <table:table-row table:style-name="ro2">
          <table:table-cell office:value-type="float" office:value="11">
            <text:p>11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42">
            <text:p>342</text:p>
          </table:table-cell>
          <table:table-cell table:style-name="ce3" office:value-type="float" office:value="341">
            <text:p>341</text:p>
          </table:table-cell>
          <table:table-cell table:style-name="ce3" office:value-type="float" office:value="358">
            <text:p>358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40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float" office:value="213">
            <text:p>213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215">
            <text:p>215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452">
            <text:p>452</text:p>
          </table:table-cell>
          <table:table-cell table:style-name="ce3" office:value-type="float" office:value="443">
            <text:p>443</text:p>
          </table:table-cell>
          <table:table-cell table:style-name="ce3" office:value-type="float" office:value="455">
            <text:p>455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40"/>
        </table:table-row>
        <table:table-row table:style-name="ro2">
          <table:table-cell office:value-type="string">
            <text:p>12-opt</text:p>
          </table:table-cell>
          <table:table-cell table:style-name="ce3" office:value-type="float" office:value="213">
            <text:p>213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215">
            <text:p>215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215">
            <text:p>215</text:p>
          </table:table-cell>
          <table:table-cell table:style-name="ce3" office:value-type="float" office:value="214">
            <text:p>214</text:p>
          </table:table-cell>
          <table:table-cell table:style-name="ce3" office:value-type="float" office:value="217">
            <text:p>217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40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238">
            <text:p>238</text:p>
          </table:table-cell>
          <table:table-cell table:style-name="ce3" office:value-type="float" office:value="255">
            <text:p>255</text:p>
          </table:table-cell>
          <table:table-cell table:style-name="ce3" office:value-type="float" office:value="230">
            <text:p>230</text:p>
          </table:table-cell>
          <table:table-cell table:style-name="ce3" office:value-type="float" office:value="229">
            <text:p>229</text:p>
          </table:table-cell>
          <table:table-cell table:style-name="ce3" office:value-type="float" office:value="243">
            <text:p>243</text:p>
          </table:table-cell>
          <table:table-cell office:value-type="float" office:value="1576">
            <text:p>1576</text:p>
          </table:table-cell>
          <table:table-cell office:value-type="float" office:value="1571">
            <text:p>1571</text:p>
          </table:table-cell>
          <table:table-cell office:value-type="float" office:value="1581">
            <text:p>1581</text:p>
          </table:table-cell>
          <table:table-cell table:style-name="ce3"/>
          <table:table-cell table:style-name="Default" table:number-columns-repeated="4"/>
          <table:table-cell/>
          <table:table-cell table:style-name="ce3" table:number-columns-repeated="240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90">
            <text:p>90</text:p>
          </table:table-cell>
          <table:table-cell table:number-columns-repeated="3" table:style-name="ce3" office:value-type="float" office:value="92">
            <text:p>92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40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float" office:value="194">
            <text:p>194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195">
            <text:p>195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187">
            <text:p>187</text:p>
          </table:table-cell>
          <table:table-cell table:style-name="ce3" office:value-type="float" office:value="193">
            <text:p>193</text:p>
          </table:table-cell>
          <table:table-cell office:value-type="float" office:value="415">
            <text:p>415</text:p>
          </table:table-cell>
          <table:table-cell office:value-type="float" office:value="401">
            <text:p>401</text:p>
          </table:table-cell>
          <table:table-cell office:value-type="float" office:value="420">
            <text:p>420</text:p>
          </table:table-cell>
          <table:table-cell table:style-name="ce3"/>
          <table:table-cell table:style-name="Default" table:number-columns-repeated="4"/>
          <table:table-cell/>
          <table:table-cell table:style-name="ce3" table:number-columns-repeated="240"/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170">
            <text:p>170</text:p>
          </table:table-cell>
          <table:table-cell table:number-columns-repeated="2" table:style-name="ce3" office:value-type="float" office:value="148">
            <text:p>148</text:p>
          </table:table-cell>
          <table:table-cell table:style-name="ce3" office:value-type="float" office:value="169">
            <text:p>169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40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799">
            <text:p>799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797">
            <text:p>797</text:p>
          </table:table-cell>
          <table:table-cell table:style-name="ce3" office:value-type="float" office:value="796">
            <text:p>796</text:p>
          </table:table-cell>
          <table:table-cell table:style-name="ce3" office:value-type="float" office:value="798">
            <text:p>798</text:p>
          </table:table-cell>
          <table:table-cell table:style-name="ce3" office:value-type="float" office:value="867">
            <text:p>867</text:p>
          </table:table-cell>
          <table:table-cell table:style-name="ce3" office:value-type="float" office:value="865">
            <text:p>865</text:p>
          </table:table-cell>
          <table:table-cell table:style-name="ce3" office:value-type="float" office:value="872">
            <text:p>872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40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262">
            <text:p>262</text:p>
          </table:table-cell>
          <table:table-cell table:style-name="ce3" office:value-type="float" office:value="289">
            <text:p>289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office:value-type="float" office:value="-1">
            <text:p>-1</text:p>
          </table:table-cell>
          <table:table-cell table:style-name="ce3"/>
          <table:table-cell table:style-name="Default" table:number-columns-repeated="4"/>
          <table:table-cell/>
          <table:table-cell table:style-name="ce3" table:number-columns-repeated="240"/>
        </table:table-row>
        <table:table-row table:style-name="ro2">
          <table:table-cell office:value-type="string">
            <text:p>18-opt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38">
            <text:p>138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office:value-type="float" office:value="-1">
            <text:p>-1</text:p>
          </table:table-cell>
          <table:table-cell table:style-name="ce3"/>
          <table:table-cell/>
          <table:table-cell table:style-name="Default" table:number-columns-repeated="3"/>
          <table:table-cell/>
          <table:table-cell table:style-name="ce3" table:number-columns-repeated="240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2013">
            <text:p>2013</text:p>
          </table:table-cell>
          <table:table-cell table:style-name="ce3" office:value-type="float" office:value="2009">
            <text:p>2009</text:p>
          </table:table-cell>
          <table:table-cell table:style-name="ce3" office:value-type="float" office:value="2017">
            <text:p>2017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40"/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184">
            <text:p>184</text:p>
          </table:table-cell>
          <table:table-cell table:style-name="ce3" office:value-type="float" office:value="188">
            <text:p>188</text:p>
          </table:table-cell>
          <table:table-cell table:style-name="ce3" office:value-type="float" office:value="182">
            <text:p>182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183">
            <text:p>183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40"/>
        </table:table-row>
        <table:table-row table:style-name="ro2">
          <table:table-cell office:value-type="float" office:value="22">
            <text:p>22</text:p>
          </table:table-cell>
          <table:table-cell table:number-columns-repeated="2" table:style-name="ce3" office:value-type="float" office:value="13">
            <text:p>13</text:p>
          </table:table-cell>
          <table:table-cell table:number-columns-repeated="4" table:style-name="ce3" office:value-type="float" office:value="14">
            <text:p>14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table:number-columns-repeated="240"/>
        </table:table-row>
        <table:table-row table:style-name="ro2">
          <table:table-cell table:style-name="Default"/>
          <table:table-cell table:number-columns-repeated="10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1"/>
          <table:table-cell table:style-name="ce4" office:value-type="string" table:number-columns-spanned="9" table:number-rows-spanned="1">
            <text:p>relative query run time, MariaDB Median = 100%</text:p>
          </table:table-cell>
          <table:covered-table-cell table:number-columns-repeated="8" table:style-name="ce1"/>
          <table:table-cell table:style-name="ce1" table:number-columns-repeated="2"/>
          <table:table-cell table:style-name="ce4" office:value-type="string" table:number-columns-spanned="5" table:number-rows-spanned="1">
            <text:p>Grand Total with relative delta to MariaDB</text:p>
          </table:table-cell>
          <table:covered-table-cell table:number-columns-repeated="4" table:style-name="ce1"/>
          <table:table-cell table:style-name="ce1" table:number-columns-repeated="239"/>
        </table:table-row>
        <table:table-row table:style-name="ro1">
          <table:table-cell table:style-name="ce2"/>
          <table:table-cell table:style-name="ce5" office:value-type="string" table:number-columns-spanned="3" table:number-rows-spanned="1">
            <text:p>MariaDB-5.3.6</text:p>
          </table:table-cell>
          <table:covered-table-cell table:number-columns-repeated="2" table:style-name="ce2"/>
          <table:table-cell table:style-name="ce5" office:value-type="string" table:number-columns-spanned="3" table:number-rows-spanned="1">
            <text:p>MySQL-5.6.4</text:p>
          </table:table-cell>
          <table:covered-table-cell table:number-columns-repeated="2" table:style-name="ce2"/>
          <table:table-cell table:style-name="ce5" office:value-type="string" table:number-columns-spanned="3" table:number-rows-spanned="1">
            <text:p>MySQL-5.5.21</text:p>
          </table:table-cell>
          <table:covered-table-cell table:number-columns-repeated="2" table:style-name="ce2"/>
          <table:table-cell table:style-name="ce2"/>
          <table:table-cell table:style-name="ce1"/>
          <table:table-cell table:style-name="ce8" office:value-type="string">
            <text:p>MariaDB-5.3.6</text:p>
          </table:table-cell>
          <table:table-cell table:style-name="ce5" office:value-type="string" table:number-columns-spanned="2" table:number-rows-spanned="1">
            <text:p>MySQL-5.6.4</text:p>
          </table:table-cell>
          <table:covered-table-cell table:style-name="ce1"/>
          <table:table-cell table:style-name="ce5" office:value-type="string" table:number-columns-spanned="2" table:number-rows-spanned="1">
            <text:p>MySQL-5.5.21</text:p>
          </table:table-cell>
          <table:covered-table-cell table:style-name="ce1"/>
          <table:table-cell table:style-name="ce2" table:number-columns-repeated="239"/>
        </table:table-row>
        <table:table-row table:style-name="ro2">
          <table:table-cell office:value-type="string">
            <text:p>Query</text:p>
          </table:table-cell>
          <table:table-cell table:style-name="ce3" office:value-type="string">
            <text:p>Median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edian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edian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/>
          <table:table-cell table:style-name="ce7" office:value-type="string">
            <text:p>Query</text:p>
          </table:table-cell>
          <table:table-cell table:number-columns-repeated="2" table:style-name="ce8" office:value-type="string">
            <text:p>time</text:p>
          </table:table-cell>
          <table:table-cell table:style-name="ce8" office:value-type="string">
            <text:p>delta [%]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delta [%]</text:p>
          </table:table-cell>
          <table:table-cell table:style-name="ce3" table:number-columns-repeated="23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ooc:=100*[.C4]/[.B4]" office:value-type="float" office:value="98.961937716263">
            <text:p>98,96</text:p>
          </table:table-cell>
          <table:table-cell table:formula="oooc:=100*[.D4]/[.B4]" office:value-type="float" office:value="104.844290657439">
            <text:p>104,84</text:p>
          </table:table-cell>
          <table:table-cell table:formula="oooc:=100*[.E4]/[.B4]" office:value-type="float" office:value="98.961937716263">
            <text:p>98,96</text:p>
          </table:table-cell>
          <table:table-cell table:formula="oooc:=100*[.F4]/[.B4]" office:value-type="float" office:value="97.5778546712803">
            <text:p>97,58</text:p>
          </table:table-cell>
          <table:table-cell table:formula="oooc:=100*[.G4]/[.B4]" office:value-type="float" office:value="103.114186851211">
            <text:p>103,11</text:p>
          </table:table-cell>
          <table:table-cell table:formula="oooc:=100*[.H4]/[.B4]" office:value-type="float" office:value="110.38062283737">
            <text:p>110,38</text:p>
          </table:table-cell>
          <table:table-cell table:formula="oooc:=100*[.I4]/[.B4]" office:value-type="float" office:value="108.650519031142">
            <text:p>108,65</text:p>
          </table:table-cell>
          <table:table-cell table:formula="oooc:=100*[.J4]/[.B4]" office:value-type="float" office:value="118.685121107266">
            <text:p>118,69</text:p>
          </table:table-cell>
          <table:table-cell/>
          <table:table-cell office:value-type="float" office:value="1">
            <text:p>1</text:p>
          </table:table-cell>
          <table:table-cell table:style-name="ce11" office:value-type="float" office:value="289">
            <text:p>289</text:p>
          </table:table-cell>
          <table:table-cell office:value-type="float" office:value="286">
            <text:p>286</text:p>
          </table:table-cell>
          <table:table-cell table:formula="oooc:=100*[.N32]/[.M32]-100" office:value-type="float" office:value="-1.03806228373702">
            <text:p>-1,04</text:p>
          </table:table-cell>
          <table:table-cell office:value-type="float" office:value="319">
            <text:p>319</text:p>
          </table:table-cell>
          <table:table-cell table:formula="oooc:=100*[.P32]/[.M32]-100" office:value-type="float" office:value="10.3806228373702">
            <text:p>10,38</text:p>
          </table:table-cell>
          <table:table-cell table:number-columns-repeated="23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formula="oooc:=100*[.C5]/[.B5]" office:value-type="float" office:value="97.8260869565217">
            <text:p>97,83</text:p>
          </table:table-cell>
          <table:table-cell table:formula="oooc:=100*[.D5]/[.B5]" office:value-type="float" office:value="102.173913043478">
            <text:p>102,17</text:p>
          </table:table-cell>
          <table:table-cell table:formula="oooc:=100*[.E5]/[.B5]" office:value-type="float" office:value="104.347826086957">
            <text:p>104,35</text:p>
          </table:table-cell>
          <table:table-cell table:formula="oooc:=100*[.F5]/[.B5]" office:value-type="float" office:value="104.347826086957">
            <text:p>104,35</text:p>
          </table:table-cell>
          <table:table-cell table:formula="oooc:=100*[.G5]/[.B5]" office:value-type="float" office:value="106.521739130435">
            <text:p>106,52</text:p>
          </table:table-cell>
          <table:table-cell table:formula="oooc:=100*[.H5]/[.B5]" office:value-type="float" office:value="1065.21739130435">
            <text:p>1065,22</text:p>
          </table:table-cell>
          <table:table-cell table:formula="oooc:=100*[.I5]/[.B5]" office:value-type="float" office:value="1060.86956521739">
            <text:p>1060,87</text:p>
          </table:table-cell>
          <table:table-cell table:formula="oooc:=100*[.J5]/[.B5]" office:value-type="float" office:value="1080.4347826087">
            <text:p>1080,43</text:p>
          </table:table-cell>
          <table:table-cell/>
          <table:table-cell office:value-type="float" office:value="2">
            <text:p>2</text:p>
          </table:table-cell>
          <table:table-cell table:style-name="ce11" office:value-type="float" office:value="46">
            <text:p>46</text:p>
          </table:table-cell>
          <table:table-cell table:style-name="ce10" office:value-type="float" office:value="48">
            <text:p>48</text:p>
          </table:table-cell>
          <table:table-cell table:formula="oooc:=100*[.N33]/[.M33]-100" office:value-type="float" office:value="4.34782608695652">
            <text:p>4,35</text:p>
          </table:table-cell>
          <table:table-cell table:style-name="ce10" office:value-type="float" office:value="490">
            <text:p>490</text:p>
          </table:table-cell>
          <table:table-cell table:formula="oooc:=100*[.P33]/[.M33]-100" office:value-type="float" office:value="965.217391304348">
            <text:p>965,22</text:p>
          </table:table-cell>
          <table:table-cell table:number-columns-repeated="23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ooc:=100*[.C6]/[.B6]" office:value-type="float" office:value="97.5308641975309">
            <text:p>97,53</text:p>
          </table:table-cell>
          <table:table-cell table:formula="oooc:=100*[.D6]/[.B6]" office:value-type="float" office:value="102.880658436214">
            <text:p>102,88</text:p>
          </table:table-cell>
          <table:table-cell table:formula="oooc:=100*[.E6]/[.B6]" office:value-type="float" office:value="544.0329218107">
            <text:p>544,03</text:p>
          </table:table-cell>
          <table:table-cell table:formula="oooc:=100*[.F6]/[.B6]" office:value-type="float" office:value="539.094650205761">
            <text:p>539,09</text:p>
          </table:table-cell>
          <table:table-cell table:formula="oooc:=100*[.G6]/[.B6]" office:value-type="float" office:value="545.679012345679">
            <text:p>545,68</text:p>
          </table:table-cell>
          <table:table-cell table:formula="oooc:=100*[.H6]/[.B6]" office:value-type="float" office:value="219.753086419753">
            <text:p>219,75</text:p>
          </table:table-cell>
          <table:table-cell table:formula="oooc:=100*[.I6]/[.B6]" office:value-type="float" office:value="217.695473251029">
            <text:p>217,7</text:p>
          </table:table-cell>
          <table:table-cell table:formula="oooc:=100*[.J6]/[.B6]" office:value-type="float" office:value="230.452674897119">
            <text:p>230,45</text:p>
          </table:table-cell>
          <table:table-cell/>
          <table:table-cell office:value-type="float" office:value="3">
            <text:p>3</text:p>
          </table:table-cell>
          <table:table-cell office:value-type="float" office:value="243">
            <text:p>243</text:p>
          </table:table-cell>
          <table:table-cell table:style-name="ce10" office:value-type="float" office:value="1322">
            <text:p>1322</text:p>
          </table:table-cell>
          <table:table-cell table:formula="oooc:=100*[.N34]/[.M34]-100" office:value-type="float" office:value="444.0329218107">
            <text:p>444,03</text:p>
          </table:table-cell>
          <table:table-cell table:style-name="ce10" office:value-type="float" office:value="534">
            <text:p>534</text:p>
          </table:table-cell>
          <table:table-cell table:formula="oooc:=100*[.P34]/[.M34]-100" office:value-type="float" office:value="119.753086419753">
            <text:p>119,75</text:p>
          </table:table-cell>
          <table:table-cell table:number-columns-repeated="23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ooc:=100*[.C7]/[.B7]" office:value-type="float" office:value="100">
            <text:p>100</text:p>
          </table:table-cell>
          <table:table-cell table:formula="oooc:=100*[.D7]/[.B7]" office:value-type="float" office:value="102.173913043478">
            <text:p>102,17</text:p>
          </table:table-cell>
          <table:table-cell table:formula="oooc:=100*[.E7]/[.B7]" office:value-type="float" office:value="102.173913043478">
            <text:p>102,17</text:p>
          </table:table-cell>
          <table:table-cell table:formula="oooc:=100*[.F7]/[.B7]" office:value-type="float" office:value="99.2753623188406">
            <text:p>99,28</text:p>
          </table:table-cell>
          <table:table-cell table:formula="oooc:=100*[.G7]/[.B7]" office:value-type="float" office:value="103.623188405797">
            <text:p>103,62</text:p>
          </table:table-cell>
          <table:table-cell table:formula="oooc:=100*[.H7]/[.B7]" office:value-type="float" office:value="134.057971014493">
            <text:p>134,06</text:p>
          </table:table-cell>
          <table:table-cell table:formula="oooc:=100*[.I7]/[.B7]" office:value-type="float" office:value="133.333333333333">
            <text:p>133,33</text:p>
          </table:table-cell>
          <table:table-cell table:formula="oooc:=100*[.J7]/[.B7]" office:value-type="float" office:value="138.405797101449">
            <text:p>138,41</text:p>
          </table:table-cell>
          <table:table-cell/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table:formula="oooc:=100*[.N35]/[.M35]-100" office:value-type="float" office:value="2.17391304347827">
            <text:p>2,17</text:p>
          </table:table-cell>
          <table:table-cell office:value-type="float" office:value="185">
            <text:p>185</text:p>
          </table:table-cell>
          <table:table-cell table:formula="oooc:=100*[.P35]/[.M35]-100" office:value-type="float" office:value="34.0579710144927">
            <text:p>34,06</text:p>
          </table:table-cell>
          <table:table-cell table:number-columns-repeated="23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ooc:=100*[.C8]/[.B8]" office:value-type="float" office:value="97.8609625668449">
            <text:p>97,86</text:p>
          </table:table-cell>
          <table:table-cell table:formula="oooc:=100*[.D8]/[.B8]" office:value-type="float" office:value="100.534759358289">
            <text:p>100,53</text:p>
          </table:table-cell>
          <table:table-cell table:formula="oooc:=100*[.E8]/[.B8]" office:value-type="float" office:value="658.823529411765">
            <text:p>658,82</text:p>
          </table:table-cell>
          <table:table-cell table:formula="oooc:=100*[.F8]/[.B8]" office:value-type="float" office:value="657.754010695187">
            <text:p>657,75</text:p>
          </table:table-cell>
          <table:table-cell table:formula="oooc:=100*[.G8]/[.B8]" office:value-type="float" office:value="663.101604278075">
            <text:p>663,1</text:p>
          </table:table-cell>
          <table:table-cell table:number-columns-repeated="3"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 office:value-type="float" office:value="1232">
            <text:p>1232</text:p>
          </table:table-cell>
          <table:table-cell table:formula="oooc:=100*[.N36]/[.M36]-100" office:value-type="float" office:value="558.823529411765">
            <text:p>558,82</text:p>
          </table:table-cell>
          <table:table-cell office:value-type="string">
            <text:p>&gt;7200</text:p>
          </table:table-cell>
          <table:table-cell table:number-columns-repeated="24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formula="oooc:=100*[.C9]/[.B9]" office:value-type="float" office:value="98.9949748743719">
            <text:p>98,99</text:p>
          </table:table-cell>
          <table:table-cell table:formula="oooc:=100*[.D9]/[.B9]" office:value-type="float" office:value="100.502512562814">
            <text:p>100,5</text:p>
          </table:table-cell>
          <table:table-cell table:formula="oooc:=100*[.E9]/[.B9]" office:value-type="float" office:value="95.9798994974874">
            <text:p>95,98</text:p>
          </table:table-cell>
          <table:table-cell table:formula="oooc:=100*[.F9]/[.B9]" office:value-type="float" office:value="95.4773869346734">
            <text:p>95,48</text:p>
          </table:table-cell>
          <table:table-cell table:formula="oooc:=100*[.G9]/[.B9]" office:value-type="float" office:value="97.4874371859297">
            <text:p>97,49</text:p>
          </table:table-cell>
          <table:table-cell table:formula="oooc:=100*[.H9]/[.B9]" office:value-type="float" office:value="142.713567839196">
            <text:p>142,71</text:p>
          </table:table-cell>
          <table:table-cell table:formula="oooc:=100*[.I9]/[.B9]" office:value-type="float" office:value="138.190954773869">
            <text:p>138,19</text:p>
          </table:table-cell>
          <table:table-cell table:formula="oooc:=100*[.J9]/[.B9]" office:value-type="float" office:value="143.21608040201">
            <text:p>143,22</text:p>
          </table:table-cell>
          <table:table-cell/>
          <table:table-cell office:value-type="float" office:value="6">
            <text:p>6</text:p>
          </table:table-cell>
          <table:table-cell office:value-type="float" office:value="199">
            <text:p>199</text:p>
          </table:table-cell>
          <table:table-cell office:value-type="float" office:value="191">
            <text:p>191</text:p>
          </table:table-cell>
          <table:table-cell table:formula="oooc:=100*[.N37]/[.M37]-100" office:value-type="float" office:value="-4.02010050251256">
            <text:p>-4,02</text:p>
          </table:table-cell>
          <table:table-cell office:value-type="float" office:value="284">
            <text:p>284</text:p>
          </table:table-cell>
          <table:table-cell table:formula="oooc:=100*[.P37]/[.M37]-100" office:value-type="float" office:value="42.713567839196">
            <text:p>42,71</text:p>
          </table:table-cell>
          <table:table-cell table:number-columns-repeated="23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formula="oooc:=100*[.C10]/[.B10]" office:value-type="float" office:value="99.883855981417">
            <text:p>99,88</text:p>
          </table:table-cell>
          <table:table-cell table:formula="oooc:=100*[.D10]/[.B10]" office:value-type="float" office:value="101.277584204413">
            <text:p>101,28</text:p>
          </table:table-cell>
          <table:table-cell table:formula="oooc:=100*[.E10]/[.B10]" office:value-type="float" office:value="90.2439024390244">
            <text:p>90,24</text:p>
          </table:table-cell>
          <table:table-cell table:formula="oooc:=100*[.F10]/[.B10]" office:value-type="float" office:value="89.198606271777">
            <text:p>89,2</text:p>
          </table:table-cell>
          <table:table-cell table:formula="oooc:=100*[.G10]/[.B10]" office:value-type="float" office:value="90.5923344947735">
            <text:p>90,59</text:p>
          </table:table-cell>
          <table:table-cell table:formula="oooc:=100*[.H10]/[.B10]" office:value-type="float" office:value="93.2636469221835">
            <text:p>93,26</text:p>
          </table:table-cell>
          <table:table-cell table:formula="oooc:=100*[.I10]/[.B10]" office:value-type="float" office:value="92.2183507549361">
            <text:p>92,22</text:p>
          </table:table-cell>
          <table:table-cell table:formula="oooc:=100*[.J10]/[.B10]" office:value-type="float" office:value="97.6771196283391">
            <text:p>97,68</text:p>
          </table:table-cell>
          <table:table-cell/>
          <table:table-cell office:value-type="float" office:value="7">
            <text:p>7</text:p>
          </table:table-cell>
          <table:table-cell office:value-type="float" office:value="861">
            <text:p>861</text:p>
          </table:table-cell>
          <table:table-cell office:value-type="float" office:value="777">
            <text:p>777</text:p>
          </table:table-cell>
          <table:table-cell table:formula="oooc:=100*[.N38]/[.M38]-100" office:value-type="float" office:value="-9.7560975609756">
            <text:p>-9,76</text:p>
          </table:table-cell>
          <table:table-cell table:style-name="Default" office:value-type="float" office:value="803">
            <text:p>803</text:p>
          </table:table-cell>
          <table:table-cell table:formula="oooc:=100*[.P38]/[.M38]-100" office:value-type="float" office:value="-6.73635307781649">
            <text:p>-6,74</text:p>
          </table:table-cell>
          <table:table-cell table:number-columns-repeated="239"/>
        </table:table-row>
        <table:table-row table:style-name="ro2">
          <table:table-cell office:value-type="string">
            <text:p>7-opt</text:p>
          </table:table-cell>
          <table:table-cell office:value-type="float" office:value="100">
            <text:p>100</text:p>
          </table:table-cell>
          <table:table-cell table:formula="oooc:=100*[.C11]/[.B11]" office:value-type="float" office:value="96.1325966850829">
            <text:p>96,13</text:p>
          </table:table-cell>
          <table:table-cell table:formula="oooc:=100*[.D11]/[.B11]" office:value-type="float" office:value="101.104972375691">
            <text:p>101,1</text:p>
          </table:table-cell>
          <table:table-cell table:formula="oooc:=100*[.E11]/[.B11]" office:value-type="float" office:value="142.725598526704">
            <text:p>142,73</text:p>
          </table:table-cell>
          <table:table-cell table:formula="oooc:=100*[.F11]/[.B11]" office:value-type="float" office:value="139.594843462247">
            <text:p>139,59</text:p>
          </table:table-cell>
          <table:table-cell table:formula="oooc:=100*[.G11]/[.B11]" office:value-type="float" office:value="143.093922651934">
            <text:p>143,09</text:p>
          </table:table-cell>
          <table:table-cell table:formula="oooc:=100*[.H11]/[.B11]" office:value-type="float" office:value="140.331491712707">
            <text:p>140,33</text:p>
          </table:table-cell>
          <table:table-cell table:formula="oooc:=100*[.I11]/[.B11]" office:value-type="float" office:value="139.410681399632">
            <text:p>139,41</text:p>
          </table:table-cell>
          <table:table-cell table:formula="oooc:=100*[.J11]/[.B11]" office:value-type="float" office:value="147.329650092081">
            <text:p>147,33</text:p>
          </table:table-cell>
          <table:table-cell/>
          <table:table-cell office:value-type="string">
            <text:p>7-opt</text:p>
          </table:table-cell>
          <table:table-cell office:value-type="float" office:value="543">
            <text:p>543</text:p>
          </table:table-cell>
          <table:table-cell office:value-type="float" office:value="775">
            <text:p>775</text:p>
          </table:table-cell>
          <table:table-cell table:formula="oooc:=100*[.N39]/[.M39]-100" office:value-type="float" office:value="42.7255985267035">
            <text:p>42,73</text:p>
          </table:table-cell>
          <table:table-cell table:style-name="Default" office:value-type="float" office:value="762">
            <text:p>762</text:p>
          </table:table-cell>
          <table:table-cell table:formula="oooc:=100*[.P39]/[.M39]-100" office:value-type="float" office:value="40.3314917127072">
            <text:p>40,33</text:p>
          </table:table-cell>
          <table:table-cell table:number-columns-repeated="23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ooc:=100*[.C12]/[.B12]" office:value-type="float" office:value="97.5694444444444">
            <text:p>97,57</text:p>
          </table:table-cell>
          <table:table-cell table:formula="oooc:=100*[.D12]/[.B12]" office:value-type="float" office:value="100.347222222222">
            <text:p>100,35</text:p>
          </table:table-cell>
          <table:table-cell table:formula="oooc:=100*[.E12]/[.B12]" office:value-type="float" office:value="565.277777777778">
            <text:p>565,28</text:p>
          </table:table-cell>
          <table:table-cell table:formula="oooc:=100*[.F12]/[.B12]" office:value-type="float" office:value="562.152777777778">
            <text:p>562,15</text:p>
          </table:table-cell>
          <table:table-cell table:formula="oooc:=100*[.G12]/[.B12]" office:value-type="float" office:value="567.708333333333">
            <text:p>567,71</text:p>
          </table:table-cell>
          <table:table-cell table:formula="oooc:=100*[.H12]/[.B12]" office:value-type="float" office:value="257.638888888889">
            <text:p>257,64</text:p>
          </table:table-cell>
          <table:table-cell table:formula="oooc:=100*[.I12]/[.B12]" office:value-type="float" office:value="264.930555555556">
            <text:p>264,93</text:p>
          </table:table-cell>
          <table:table-cell table:formula="oooc:=100*[.J12]/[.B12]" office:value-type="float" office:value="265.972222222222">
            <text:p>265,97</text:p>
          </table:table-cell>
          <table:table-cell/>
          <table:table-cell office:value-type="float" office:value="8">
            <text:p>8</text:p>
          </table:table-cell>
          <table:table-cell office:value-type="float" office:value="288">
            <text:p>288</text:p>
          </table:table-cell>
          <table:table-cell office:value-type="float" office:value="1628">
            <text:p>1628</text:p>
          </table:table-cell>
          <table:table-cell table:formula="oooc:=100*[.N40]/[.M40]-100" office:value-type="float" office:value="465.277777777778">
            <text:p>465,28</text:p>
          </table:table-cell>
          <table:table-cell table:style-name="Default" office:value-type="float" office:value="742">
            <text:p>742</text:p>
          </table:table-cell>
          <table:table-cell table:formula="oooc:=100*[.P40]/[.M40]-100" office:value-type="float" office:value="157.638888888889">
            <text:p>157,64</text:p>
          </table:table-cell>
          <table:table-cell table:number-columns-repeated="23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ooc:=100*[.C13]/[.B13]" office:value-type="float" office:value="98.8805970149254">
            <text:p>98,88</text:p>
          </table:table-cell>
          <table:table-cell table:formula="oooc:=100*[.D13]/[.B13]" office:value-type="float" office:value="100.746268656716">
            <text:p>100,75</text:p>
          </table:table-cell>
          <table:table-cell table:formula="oooc:=100*[.E13]/[.B13]" office:value-type="float" office:value="114.55223880597">
            <text:p>114,55</text:p>
          </table:table-cell>
          <table:table-cell table:formula="oooc:=100*[.F13]/[.B13]" office:value-type="float" office:value="114.179104477612">
            <text:p>114,18</text:p>
          </table:table-cell>
          <table:table-cell table:formula="oooc:=100*[.G13]/[.B13]" office:value-type="float" office:value="115.298507462687">
            <text:p>115,3</text:p>
          </table:table-cell>
          <table:table-cell table:number-columns-repeated="3" office:value-type="float" office:value="-1">
            <text:p>-1</text:p>
          </table:table-cell>
          <table:table-cell/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office:value-type="float" office:value="307">
            <text:p>307</text:p>
          </table:table-cell>
          <table:table-cell table:formula="oooc:=100*[.N41]/[.M41]-100" office:value-type="float" office:value="14.5522388059701">
            <text:p>14,55</text:p>
          </table:table-cell>
          <table:table-cell office:value-type="string">
            <text:p>&gt;7200</text:p>
          </table:table-cell>
          <table:table-cell table:number-columns-repeated="24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ooc:=100*[.C14]/[.B14]" office:value-type="float" office:value="91.1980440097799">
            <text:p>91,2</text:p>
          </table:table-cell>
          <table:table-cell table:formula="oooc:=100*[.D14]/[.B14]" office:value-type="float" office:value="102.200488997555">
            <text:p>102,2</text:p>
          </table:table-cell>
          <table:table-cell table:formula="oooc:=100*[.E14]/[.B14]" office:value-type="float" office:value="183.863080684597">
            <text:p>183,86</text:p>
          </table:table-cell>
          <table:table-cell table:formula="oooc:=100*[.F14]/[.B14]" office:value-type="float" office:value="178.239608801956">
            <text:p>178,24</text:p>
          </table:table-cell>
          <table:table-cell table:formula="oooc:=100*[.G14]/[.B14]" office:value-type="float" office:value="186.674816625917">
            <text:p>186,67</text:p>
          </table:table-cell>
          <table:table-cell table:formula="oooc:=100*[.H14]/[.B14]" office:value-type="float" office:value="132.39608801956">
            <text:p>132,4</text:p>
          </table:table-cell>
          <table:table-cell table:formula="oooc:=100*[.I14]/[.B14]" office:value-type="float" office:value="128.728606356968">
            <text:p>128,73</text:p>
          </table:table-cell>
          <table:table-cell table:formula="oooc:=100*[.J14]/[.B14]" office:value-type="float" office:value="133.374083129584">
            <text:p>133,37</text:p>
          </table:table-cell>
          <table:table-cell/>
          <table:table-cell office:value-type="float" office:value="10">
            <text:p>10</text:p>
          </table:table-cell>
          <table:table-cell office:value-type="float" office:value="818">
            <text:p>818</text:p>
          </table:table-cell>
          <table:table-cell office:value-type="float" office:value="1504">
            <text:p>1504</text:p>
          </table:table-cell>
          <table:table-cell table:formula="oooc:=100*[.N42]/[.M42]-100" office:value-type="float" office:value="83.8630806845966">
            <text:p>83,86</text:p>
          </table:table-cell>
          <table:table-cell office:value-type="float" office:value="1083">
            <text:p>1083</text:p>
          </table:table-cell>
          <table:table-cell table:formula="oooc:=100*[.P42]/[.M42]-100" office:value-type="float" office:value="32.3960880195599">
            <text:p>32,40</text:p>
          </table:table-cell>
          <table:table-cell table:number-columns-repeated="23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table:formula="oooc:=100*[.C15]/[.B15]" office:value-type="float" office:value="100">
            <text:p>100</text:p>
          </table:table-cell>
          <table:table-cell table:formula="oooc:=100*[.D15]/[.B15]" office:value-type="float" office:value="323.076923076923">
            <text:p>323,08</text:p>
          </table:table-cell>
          <table:table-cell table:formula="oooc:=100*[.E15]/[.B15]" office:value-type="float" office:value="107.692307692308">
            <text:p>107,69</text:p>
          </table:table-cell>
          <table:table-cell table:formula="oooc:=100*[.F15]/[.B15]" office:value-type="float" office:value="100">
            <text:p>100</text:p>
          </table:table-cell>
          <table:table-cell table:formula="oooc:=100*[.G15]/[.B15]" office:value-type="float" office:value="107.692307692308">
            <text:p>107,69</text:p>
          </table:table-cell>
          <table:table-cell table:formula="oooc:=100*[.H15]/[.B15]" office:value-type="float" office:value="2630.76923076923">
            <text:p>2630,77</text:p>
          </table:table-cell>
          <table:table-cell table:formula="oooc:=100*[.I15]/[.B15]" office:value-type="float" office:value="2623.07692307692">
            <text:p>2623,08</text:p>
          </table:table-cell>
          <table:table-cell table:formula="oooc:=100*[.J15]/[.B15]" office:value-type="float" office:value="2753.84615384615">
            <text:p>2753,85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ooc:=100*[.N43]/[.M43]-100" office:value-type="float" office:value="7.69230769230769">
            <text:p>7,69</text:p>
          </table:table-cell>
          <table:table-cell office:value-type="float" office:value="342">
            <text:p>342</text:p>
          </table:table-cell>
          <table:table-cell table:formula="oooc:=100*[.P43]/[.M43]-100" office:value-type="float" office:value="2530.76923076923">
            <text:p>2530,77</text:p>
          </table:table-cell>
          <table:table-cell table:number-columns-repeated="23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formula="oooc:=100*[.C16]/[.B16]" office:value-type="float" office:value="99.5305164319249">
            <text:p>99,53</text:p>
          </table:table-cell>
          <table:table-cell table:formula="oooc:=100*[.D16]/[.B16]" office:value-type="float" office:value="100.93896713615">
            <text:p>100,94</text:p>
          </table:table-cell>
          <table:table-cell table:formula="oooc:=100*[.E16]/[.B16]" office:value-type="float" office:value="96.7136150234742">
            <text:p>96,71</text:p>
          </table:table-cell>
          <table:table-cell table:formula="oooc:=100*[.F16]/[.B16]" office:value-type="float" office:value="96.2441314553991">
            <text:p>96,24</text:p>
          </table:table-cell>
          <table:table-cell table:formula="oooc:=100*[.G16]/[.B16]" office:value-type="float" office:value="98.1220657276995">
            <text:p>98,12</text:p>
          </table:table-cell>
          <table:table-cell table:formula="oooc:=100*[.H16]/[.B16]" office:value-type="float" office:value="212.206572769953">
            <text:p>212,21</text:p>
          </table:table-cell>
          <table:table-cell table:formula="oooc:=100*[.I16]/[.B16]" office:value-type="float" office:value="207.981220657277">
            <text:p>207,98</text:p>
          </table:table-cell>
          <table:table-cell table:formula="oooc:=100*[.J16]/[.B16]" office:value-type="float" office:value="213.615023474178">
            <text:p>213,62</text:p>
          </table:table-cell>
          <table:table-cell/>
          <table:table-cell office:value-type="float" office:value="12">
            <text:p>12</text:p>
          </table:table-cell>
          <table:table-cell office:value-type="float" office:value="213">
            <text:p>213</text:p>
          </table:table-cell>
          <table:table-cell office:value-type="float" office:value="206">
            <text:p>206</text:p>
          </table:table-cell>
          <table:table-cell table:formula="oooc:=100*[.N44]/[.M44]-100" office:value-type="float" office:value="-3.28638497652582">
            <text:p>-3,29</text:p>
          </table:table-cell>
          <table:table-cell office:value-type="float" office:value="452">
            <text:p>452</text:p>
          </table:table-cell>
          <table:table-cell table:formula="oooc:=100*[.P44]/[.M44]-100" office:value-type="float" office:value="112.206572769953">
            <text:p>112,21</text:p>
          </table:table-cell>
          <table:table-cell table:number-columns-repeated="239"/>
        </table:table-row>
        <table:table-row table:style-name="ro2">
          <table:table-cell office:value-type="string">
            <text:p>12-opt</text:p>
          </table:table-cell>
          <table:table-cell office:value-type="float" office:value="100">
            <text:p>100</text:p>
          </table:table-cell>
          <table:table-cell table:formula="oooc:=100*[.C17]/[.B17]" office:value-type="float" office:value="99.5305164319249">
            <text:p>99,53</text:p>
          </table:table-cell>
          <table:table-cell table:formula="oooc:=100*[.D17]/[.B17]" office:value-type="float" office:value="100.93896713615">
            <text:p>100,94</text:p>
          </table:table-cell>
          <table:table-cell table:formula="oooc:=100*[.E17]/[.B17]" office:value-type="float" office:value="96.7136150234742">
            <text:p>96,71</text:p>
          </table:table-cell>
          <table:table-cell table:formula="oooc:=100*[.F17]/[.B17]" office:value-type="float" office:value="96.2441314553991">
            <text:p>96,24</text:p>
          </table:table-cell>
          <table:table-cell table:formula="oooc:=100*[.G17]/[.B17]" office:value-type="float" office:value="98.1220657276995">
            <text:p>98,12</text:p>
          </table:table-cell>
          <table:table-cell table:formula="oooc:=100*[.H17]/[.B17]" office:value-type="float" office:value="100.93896713615">
            <text:p>100,94</text:p>
          </table:table-cell>
          <table:table-cell table:formula="oooc:=100*[.I17]/[.B17]" office:value-type="float" office:value="100.469483568075">
            <text:p>100,47</text:p>
          </table:table-cell>
          <table:table-cell table:formula="oooc:=100*[.J17]/[.B17]" office:value-type="float" office:value="101.8779342723">
            <text:p>101,88</text:p>
          </table:table-cell>
          <table:table-cell/>
          <table:table-cell office:value-type="string">
            <text:p>12-opt</text:p>
          </table:table-cell>
          <table:table-cell office:value-type="float" office:value="213">
            <text:p>213</text:p>
          </table:table-cell>
          <table:table-cell office:value-type="float" office:value="206">
            <text:p>206</text:p>
          </table:table-cell>
          <table:table-cell table:formula="oooc:=100*[.N45]/[.M45]-100" office:value-type="float" office:value="-3.28638497652582">
            <text:p>-3,29</text:p>
          </table:table-cell>
          <table:table-cell office:value-type="float" office:value="215">
            <text:p>215</text:p>
          </table:table-cell>
          <table:table-cell table:formula="oooc:=100*[.P45]/[.M45]-100" office:value-type="float" office:value="0.938967136150239">
            <text:p>0,94</text:p>
          </table:table-cell>
          <table:table-cell table:number-columns-repeated="23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table:formula="oooc:=100*[.C18]/[.B18]" office:value-type="float" office:value="95.2">
            <text:p>95,2</text:p>
          </table:table-cell>
          <table:table-cell table:formula="oooc:=100*[.D18]/[.B18]" office:value-type="float" office:value="102">
            <text:p>102</text:p>
          </table:table-cell>
          <table:table-cell table:formula="oooc:=100*[.E18]/[.B18]" office:value-type="float" office:value="92">
            <text:p>92</text:p>
          </table:table-cell>
          <table:table-cell table:formula="oooc:=100*[.F18]/[.B18]" office:value-type="float" office:value="91.6">
            <text:p>91,6</text:p>
          </table:table-cell>
          <table:table-cell table:formula="oooc:=100*[.G18]/[.B18]" office:value-type="float" office:value="97.2">
            <text:p>97,2</text:p>
          </table:table-cell>
          <table:table-cell table:formula="oooc:=100*[.H18]/[.B18]" office:value-type="float" office:value="630.4">
            <text:p>630,4</text:p>
          </table:table-cell>
          <table:table-cell table:formula="oooc:=100*[.I18]/[.B18]" office:value-type="float" office:value="628.4">
            <text:p>628,4</text:p>
          </table:table-cell>
          <table:table-cell table:formula="oooc:=100*[.J18]/[.B18]" office:value-type="float" office:value="632.4">
            <text:p>632,4</text:p>
          </table:table-cell>
          <table:table-cell/>
          <table:table-cell office:value-type="float" office:value="13">
            <text:p>13</text:p>
          </table:table-cell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  <table:table-cell table:formula="oooc:=100*[.N46]/[.M46]-100" office:value-type="float" office:value="-8">
            <text:p>-8,00</text:p>
          </table:table-cell>
          <table:table-cell table:style-name="Default" office:value-type="float" office:value="1576">
            <text:p>1576</text:p>
          </table:table-cell>
          <table:table-cell table:formula="oooc:=100*[.P46]/[.M46]-100" office:value-type="float" office:value="530.4">
            <text:p>530,40</text:p>
          </table:table-cell>
          <table:table-cell table:number-columns-repeated="23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ooc:=100*[.C19]/[.B19]" office:value-type="float" office:value="97.7777777777778">
            <text:p>97,78</text:p>
          </table:table-cell>
          <table:table-cell table:formula="oooc:=100*[.D19]/[.B19]" office:value-type="float" office:value="100">
            <text:p>100</text:p>
          </table:table-cell>
          <table:table-cell table:formula="oooc:=100*[.E19]/[.B19]" office:value-type="float" office:value="102.222222222222">
            <text:p>102,22</text:p>
          </table:table-cell>
          <table:table-cell table:formula="oooc:=100*[.F19]/[.B19]" office:value-type="float" office:value="102.222222222222">
            <text:p>102,22</text:p>
          </table:table-cell>
          <table:table-cell table:formula="oooc:=100*[.G19]/[.B19]" office:value-type="float" office:value="102.222222222222">
            <text:p>102,22</text:p>
          </table:table-cell>
          <table:table-cell table:number-columns-repeated="3"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formula="oooc:=100*[.N47]/[.M47]-100" office:value-type="float" office:value="2.22222222222223">
            <text:p>2,22</text:p>
          </table:table-cell>
          <table:table-cell office:value-type="string">
            <text:p>&gt;7200</text:p>
          </table:table-cell>
          <table:table-cell table:number-columns-repeated="24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formula="oooc:=100*[.C20]/[.B20]" office:value-type="float" office:value="97.9381443298969">
            <text:p>97,94</text:p>
          </table:table-cell>
          <table:table-cell table:formula="oooc:=100*[.D20]/[.B20]" office:value-type="float" office:value="100.515463917526">
            <text:p>100,52</text:p>
          </table:table-cell>
          <table:table-cell table:formula="oooc:=100*[.E20]/[.B20]" office:value-type="float" office:value="97.9381443298969">
            <text:p>97,94</text:p>
          </table:table-cell>
          <table:table-cell table:formula="oooc:=100*[.F20]/[.B20]" office:value-type="float" office:value="96.3917525773196">
            <text:p>96,39</text:p>
          </table:table-cell>
          <table:table-cell table:formula="oooc:=100*[.G20]/[.B20]" office:value-type="float" office:value="99.4845360824742">
            <text:p>99,48</text:p>
          </table:table-cell>
          <table:table-cell table:formula="oooc:=100*[.H20]/[.B20]" office:value-type="float" office:value="213.917525773196">
            <text:p>213,92</text:p>
          </table:table-cell>
          <table:table-cell table:formula="oooc:=100*[.I20]/[.B20]" office:value-type="float" office:value="206.701030927835">
            <text:p>206,7</text:p>
          </table:table-cell>
          <table:table-cell table:formula="oooc:=100*[.J20]/[.B20]" office:value-type="float" office:value="216.494845360825">
            <text:p>216,49</text:p>
          </table:table-cell>
          <table:table-cell/>
          <table:table-cell office:value-type="float" office:value="15">
            <text:p>15</text:p>
          </table:table-cell>
          <table:table-cell office:value-type="float" office:value="194">
            <text:p>194</text:p>
          </table:table-cell>
          <table:table-cell office:value-type="float" office:value="190">
            <text:p>190</text:p>
          </table:table-cell>
          <table:table-cell table:formula="oooc:=100*[.N48]/[.M48]-100" office:value-type="float" office:value="-2.0618556701031">
            <text:p>-2,06</text:p>
          </table:table-cell>
          <table:table-cell table:style-name="Default" office:value-type="float" office:value="401">
            <text:p>401</text:p>
          </table:table-cell>
          <table:table-cell table:formula="oooc:=100*[.P48]/[.M48]-100" office:value-type="float" office:value="106.701030927835">
            <text:p>106,70</text:p>
          </table:table-cell>
          <table:table-cell table:number-columns-repeated="23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ooc:=100*[.C21]/[.B21]" office:value-type="float" office:value="97.6744186046512">
            <text:p>97,67</text:p>
          </table:table-cell>
          <table:table-cell table:formula="oooc:=100*[.D21]/[.B21]" office:value-type="float" office:value="114.728682170543">
            <text:p>114,73</text:p>
          </table:table-cell>
          <table:table-cell table:formula="oooc:=100*[.E21]/[.B21]" office:value-type="float" office:value="115.503875968992">
            <text:p>115,5</text:p>
          </table:table-cell>
          <table:table-cell table:formula="oooc:=100*[.F21]/[.B21]" office:value-type="float" office:value="113.953488372093">
            <text:p>113,95</text:p>
          </table:table-cell>
          <table:table-cell table:formula="oooc:=100*[.G21]/[.B21]" office:value-type="float" office:value="131.782945736434">
            <text:p>131,78</text:p>
          </table:table-cell>
          <table:table-cell table:formula="oooc:=100*[.H21]/[.B21]" office:value-type="float" office:value="114.728682170543">
            <text:p>114,73</text:p>
          </table:table-cell>
          <table:table-cell table:formula="oooc:=100*[.I21]/[.B21]" office:value-type="float" office:value="114.728682170543">
            <text:p>114,73</text:p>
          </table:table-cell>
          <table:table-cell table:formula="oooc:=100*[.J21]/[.B21]" office:value-type="float" office:value="131.007751937984">
            <text:p>131,01</text:p>
          </table:table-cell>
          <table:table-cell/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  <table:table-cell office:value-type="float" office:value="149">
            <text:p>149</text:p>
          </table:table-cell>
          <table:table-cell table:formula="oooc:=100*[.N49]/[.M49]-100" office:value-type="float" office:value="15.5038759689922">
            <text:p>15,50</text:p>
          </table:table-cell>
          <table:table-cell office:value-type="float" office:value="148">
            <text:p>148</text:p>
          </table:table-cell>
          <table:table-cell table:formula="oooc:=100*[.P49]/[.M49]-100" office:value-type="float" office:value="14.7286821705426">
            <text:p>14,73</text:p>
          </table:table-cell>
          <table:table-cell table:number-columns-repeated="23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ooc:=100*[.C22]/[.B22]" office:value-type="float" office:value="99.875">
            <text:p>99,88</text:p>
          </table:table-cell>
          <table:table-cell table:formula="oooc:=100*[.D22]/[.B22]" office:value-type="float" office:value="100">
            <text:p>100</text:p>
          </table:table-cell>
          <table:table-cell table:formula="oooc:=100*[.E22]/[.B22]" office:value-type="float" office:value="99.625">
            <text:p>99,63</text:p>
          </table:table-cell>
          <table:table-cell table:formula="oooc:=100*[.F22]/[.B22]" office:value-type="float" office:value="99.5">
            <text:p>99,5</text:p>
          </table:table-cell>
          <table:table-cell table:formula="oooc:=100*[.G22]/[.B22]" office:value-type="float" office:value="99.75">
            <text:p>99,75</text:p>
          </table:table-cell>
          <table:table-cell table:formula="oooc:=100*[.H22]/[.B22]" office:value-type="float" office:value="108.375">
            <text:p>108,38</text:p>
          </table:table-cell>
          <table:table-cell table:formula="oooc:=100*[.I22]/[.B22]" office:value-type="float" office:value="108.125">
            <text:p>108,13</text:p>
          </table:table-cell>
          <table:table-cell table:formula="oooc:=100*[.J22]/[.B22]" office:value-type="float" office:value="109">
            <text:p>109</text:p>
          </table:table-cell>
          <table:table-cell/>
          <table:table-cell office:value-type="float" office:value="17">
            <text:p>17</text:p>
          </table:table-cell>
          <table:table-cell office:value-type="float" office:value="800">
            <text:p>800</text:p>
          </table:table-cell>
          <table:table-cell office:value-type="float" office:value="797">
            <text:p>797</text:p>
          </table:table-cell>
          <table:table-cell table:formula="oooc:=100*[.N50]/[.M50]-100" office:value-type="float" office:value="-0.375">
            <text:p>-0,38</text:p>
          </table:table-cell>
          <table:table-cell office:value-type="float" office:value="867">
            <text:p>867</text:p>
          </table:table-cell>
          <table:table-cell table:formula="oooc:=100*[.P50]/[.M50]-100" office:value-type="float" office:value="8.375">
            <text:p>8,38</text:p>
          </table:table-cell>
          <table:table-cell table:number-columns-repeated="23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ooc:=100*[.C23]/[.B23]" office:value-type="float" office:value="92.2535211267606">
            <text:p>92,25</text:p>
          </table:table-cell>
          <table:table-cell table:formula="oooc:=100*[.D23]/[.B23]" office:value-type="float" office:value="101.760563380282">
            <text:p>101,76</text:p>
          </table:table-cell>
          <table:table-cell table:number-columns-repeated="6" office:value-type="float" office:value="-1">
            <text:p>-1</text:p>
          </table:table-cell>
          <table:table-cell/>
          <table:table-cell office:value-type="float" office:value="18">
            <text:p>18</text:p>
          </table:table-cell>
          <table:table-cell office:value-type="float" office:value="284">
            <text:p>284</text:p>
          </table:table-cell>
          <table:table-cell office:value-type="string">
            <text:p>&gt;7200</text:p>
          </table:table-cell>
          <table:table-cell/>
          <table:table-cell office:value-type="string">
            <text:p>&gt;7200</text:p>
          </table:table-cell>
          <table:table-cell table:number-columns-repeated="240"/>
        </table:table-row>
        <table:table-row table:style-name="ro2">
          <table:table-cell office:value-type="string">
            <text:p>18-opt</text:p>
          </table:table-cell>
          <table:table-cell office:value-type="float" office:value="100">
            <text:p>100</text:p>
          </table:table-cell>
          <table:table-cell table:formula="oooc:=100*[.C24]/[.B24]" office:value-type="float" office:value="99.2248062015504">
            <text:p>99,22</text:p>
          </table:table-cell>
          <table:table-cell table:formula="oooc:=100*[.D24]/[.B24]" office:value-type="float" office:value="106.976744186047">
            <text:p>106,98</text:p>
          </table:table-cell>
          <table:table-cell table:number-columns-repeated="6" office:value-type="float" office:value="-1">
            <text:p>-1</text:p>
          </table:table-cell>
          <table:table-cell/>
          <table:table-cell office:value-type="string">
            <text:p>18-opt</text:p>
          </table:table-cell>
          <table:table-cell office:value-type="float" office:value="129">
            <text:p>129</text:p>
          </table:table-cell>
          <table:table-cell office:value-type="string">
            <text:p>&gt;7200</text:p>
          </table:table-cell>
          <table:table-cell/>
          <table:table-cell office:value-type="string">
            <text:p>&gt;7200</text:p>
          </table:table-cell>
          <table:table-cell table:number-columns-repeated="24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table:formula="oooc:=100*[.C25]/[.B25]" office:value-type="float" office:value="96.7741935483871">
            <text:p>96,77</text:p>
          </table:table-cell>
          <table:table-cell table:formula="oooc:=100*[.D25]/[.B25]" office:value-type="float" office:value="103.225806451613">
            <text:p>103,23</text:p>
          </table:table-cell>
          <table:table-cell table:formula="oooc:=100*[.E25]/[.B25]" office:value-type="float" office:value="98.3870967741936">
            <text:p>98,39</text:p>
          </table:table-cell>
          <table:table-cell table:formula="oooc:=100*[.F25]/[.B25]" office:value-type="float" office:value="95.1612903225806">
            <text:p>95,16</text:p>
          </table:table-cell>
          <table:table-cell table:formula="oooc:=100*[.G25]/[.B25]" office:value-type="float" office:value="101.612903225806">
            <text:p>101,61</text:p>
          </table:table-cell>
          <table:table-cell table:formula="oooc:=100*[.H25]/[.B25]" office:value-type="float" office:value="3246.77419354839">
            <text:p>3246,77</text:p>
          </table:table-cell>
          <table:table-cell table:formula="oooc:=100*[.I25]/[.B25]" office:value-type="float" office:value="3240.32258064516">
            <text:p>3240,32</text:p>
          </table:table-cell>
          <table:table-cell table:formula="oooc:=100*[.J25]/[.B25]" office:value-type="float" office:value="3253.22580645161">
            <text:p>3253,23</text:p>
          </table:table-cell>
          <table:table-cell/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formula="oooc:=100*[.N53]/[.M53]-100" office:value-type="float" office:value="-1.61290322580645">
            <text:p>-1,61</text:p>
          </table:table-cell>
          <table:table-cell office:value-type="float" office:value="2013">
            <text:p>2013</text:p>
          </table:table-cell>
          <table:table-cell table:formula="oooc:=100*[.P53]/[.M53]-100" office:value-type="float" office:value="3146.77419354839">
            <text:p>3146,77</text:p>
          </table:table-cell>
          <table:table-cell table:number-columns-repeated="23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formula="oooc:=100*[.C26]/[.B26]" office:value-type="float" office:value="99.4594594594595">
            <text:p>99,46</text:p>
          </table:table-cell>
          <table:table-cell table:formula="oooc:=100*[.D26]/[.B26]" office:value-type="float" office:value="101.621621621622">
            <text:p>101,62</text:p>
          </table:table-cell>
          <table:table-cell table:formula="oooc:=100*[.E26]/[.B26]" office:value-type="float" office:value="98.3783783783784">
            <text:p>98,38</text:p>
          </table:table-cell>
          <table:table-cell table:formula="oooc:=100*[.F26]/[.B26]" office:value-type="float" office:value="97.2972972972973">
            <text:p>97,3</text:p>
          </table:table-cell>
          <table:table-cell table:formula="oooc:=100*[.G26]/[.B26]" office:value-type="float" office:value="98.9189189189189">
            <text:p>98,92</text:p>
          </table:table-cell>
          <table:table-cell table:number-columns-repeated="3" office:value-type="float" office:value="-1">
            <text:p>-1</text:p>
          </table:table-cell>
          <table:table-cell/>
          <table:table-cell office:value-type="float" office:value="21">
            <text:p>21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table:formula="oooc:=100*[.N54]/[.M54]-100" office:value-type="float" office:value="-1.62162162162163">
            <text:p>-1,62</text:p>
          </table:table-cell>
          <table:table-cell office:value-type="string">
            <text:p>&gt;7200</text:p>
          </table:table-cell>
          <table:table-cell table:number-columns-repeated="24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formula="oooc:=100*[.C27]/[.B27]" office:value-type="float" office:value="100">
            <text:p>100</text:p>
          </table:table-cell>
          <table:table-cell table:formula="oooc:=100*[.D27]/[.B27]" office:value-type="float" office:value="107.692307692308">
            <text:p>107,69</text:p>
          </table:table-cell>
          <table:table-cell table:formula="oooc:=100*[.E27]/[.B27]" office:value-type="float" office:value="107.692307692308">
            <text:p>107,69</text:p>
          </table:table-cell>
          <table:table-cell table:formula="oooc:=100*[.F27]/[.B27]" office:value-type="float" office:value="107.692307692308">
            <text:p>107,69</text:p>
          </table:table-cell>
          <table:table-cell table:formula="oooc:=100*[.G27]/[.B27]" office:value-type="float" office:value="107.692307692308">
            <text:p>107,69</text:p>
          </table:table-cell>
          <table:table-cell table:formula="oooc:=100*[.H27]/[.B27]" office:value-type="float" office:value="76.9230769230769">
            <text:p>76,92</text:p>
          </table:table-cell>
          <table:table-cell table:formula="oooc:=100*[.I27]/[.B27]" office:value-type="float" office:value="76.9230769230769">
            <text:p>76,92</text:p>
          </table:table-cell>
          <table:table-cell table:formula="oooc:=100*[.J27]/[.B27]" office:value-type="float" office:value="76.9230769230769">
            <text:p>76,92</text:p>
          </table:table-cell>
          <table:table-cell/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ooc:=100*[.N55]/[.M55]-100" office:value-type="float" office:value="7.69230769230769">
            <text:p>7,69</text:p>
          </table:table-cell>
          <table:table-cell office:value-type="float" office:value="10">
            <text:p>10</text:p>
          </table:table-cell>
          <table:table-cell table:formula="oooc:=100*[.P55]/[.M55]-100" office:value-type="float" office:value="-23.0769230769231">
            <text:p>-23,08</text:p>
          </table:table-cell>
          <table:table-cell table:number-columns-repeated="239"/>
        </table:table-row>
      </table:table>
      <table:table table:name="Tabelle3" table:style-name="ta1" table:print="false">
        <table:table-column table:style-name="co6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9"/>
        <table:table-column table:style-name="co15" table:default-cell-style-name="ce3"/>
        <table:table-column table:style-name="co16" table:default-cell-style-name="ce9"/>
        <table:table-column table:style-name="co6" table:default-cell-style-name="ce9"/>
        <table:table-column table:style-name="co6" table:number-columns-repeated="248" table:default-cell-style-name="Default"/>
        <table:table-row table:style-name="ro1">
          <table:table-cell table:style-name="ce1"/>
          <table:table-cell table:style-name="ce4" office:value-type="string" table:number-columns-spanned="6" table:number-rows-spanned="1">
            <text:p>performance comparison between MariaDB-5.3.5 and latest 5.3 bzr</text:p>
          </table:table-cell>
          <table:covered-table-cell table:number-columns-repeated="5" table:style-name="ce1"/>
          <table:table-cell table:style-name="ce1" table:number-columns-repeated="249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/>
          <table:table-cell table:style-name="ce1"/>
          <table:table-cell table:style-name="ce8" office:value-type="string">
            <text:p>MariaDB-5.3.5</text:p>
          </table:table-cell>
          <table:table-cell table:style-name="ce5" office:value-type="string" table:number-columns-spanned="2" table:number-rows-spanned="1">
            <text:p>MySQL-5.6.4</text:p>
          </table:table-cell>
          <table:covered-table-cell table:style-name="ce1"/>
          <table:table-cell table:style-name="ce8" office:value-type="string">
            <text:p>MariaDB-5.3-bzr</text:p>
          </table:table-cell>
          <table:table-cell table:style-name="ce5" office:value-type="string">
            <text:p>MySQL-5.6.4</text:p>
          </table:table-cell>
          <table:table-cell table:style-name="ce1"/>
          <table:table-cell table:number-columns-repeated="248"/>
        </table:table-row>
        <table:table-row table:style-name="ro2">
          <table:table-cell/>
          <table:table-cell table:style-name="ce7" office:value-type="string">
            <text:p>Query</text:p>
          </table:table-cell>
          <table:table-cell table:number-columns-repeated="2" table:style-name="ce8" office:value-type="string">
            <text:p>time</text:p>
          </table:table-cell>
          <table:table-cell table:style-name="ce8" office:value-type="string">
            <text:p>delta [%]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delta</text:p>
          </table:table-cell>
          <table:table-cell table:style-name="ce8"/>
          <table:table-cell table:number-columns-repeated="24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286">
            <text:p>286</text:p>
          </table:table-cell>
          <table:table-cell table:formula="oooc:=100*[.D6]/[.C6]-100" office:value-type="float" office:value="-3.70370370370371">
            <text:p>-3,70</text:p>
          </table:table-cell>
          <table:table-cell table:style-name="ce11" office:value-type="float" office:value="289">
            <text:p>289</text:p>
          </table:table-cell>
          <table:table-cell table:formula="oooc:=100*[.D6]/[.F6]-100" office:value-type="float" office:value="-1.03806228373702">
            <text:p>-1,04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style-name="ce10" office:value-type="float" office:value="48">
            <text:p>48</text:p>
          </table:table-cell>
          <table:table-cell table:formula="oooc:=100*[.D7]/[.C7]-100" office:value-type="float" office:value="4.34782608695652">
            <text:p>4,35</text:p>
          </table:table-cell>
          <table:table-cell table:style-name="ce11" office:value-type="float" office:value="46">
            <text:p>46</text:p>
          </table:table-cell>
          <table:table-cell table:formula="oooc:=100*[.D7]/[.F7]-100" office:value-type="float" office:value="4.34782608695652">
            <text:p>4,35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table:style-name="ce10" office:value-type="float" office:value="1322">
            <text:p>1322</text:p>
          </table:table-cell>
          <table:table-cell table:formula="oooc:=100*[.D8]/[.C8]-100" office:value-type="float" office:value="446.280991735537">
            <text:p>446,28</text:p>
          </table:table-cell>
          <table:table-cell office:value-type="float" office:value="243">
            <text:p>243</text:p>
          </table:table-cell>
          <table:table-cell table:formula="oooc:=100*[.D8]/[.F8]-100" office:value-type="float" office:value="444.0329218107">
            <text:p>444,03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table:formula="oooc:=100*[.D9]/[.C9]-100" office:value-type="float" office:value="-0.704225352112672">
            <text:p>-0,70</text:p>
          </table:table-cell>
          <table:table-cell office:value-type="float" office:value="138">
            <text:p>138</text:p>
          </table:table-cell>
          <table:table-cell table:formula="oooc:=100*[.D9]/[.F9]-100" office:value-type="float" office:value="2.17391304347827">
            <text:p>2,17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1232">
            <text:p>1232</text:p>
          </table:table-cell>
          <table:table-cell table:formula="oooc:=100*[.D10]/[.C10]-100" office:value-type="float" office:value="562.36559139785">
            <text:p>562,37</text:p>
          </table:table-cell>
          <table:table-cell office:value-type="float" office:value="187">
            <text:p>187</text:p>
          </table:table-cell>
          <table:table-cell table:formula="oooc:=100*[.D10]/[.F10]-100" office:value-type="float" office:value="558.823529411765">
            <text:p>558,82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table:formula="oooc:=100*[.D11]/[.C11]-100" office:value-type="float" office:value="-4.5">
            <text:p>-4,50</text:p>
          </table:table-cell>
          <table:table-cell office:value-type="float" office:value="199">
            <text:p>199</text:p>
          </table:table-cell>
          <table:table-cell table:formula="oooc:=100*[.D11]/[.F11]-100" office:value-type="float" office:value="-4.02010050251256">
            <text:p>-4,02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864">
            <text:p>864</text:p>
          </table:table-cell>
          <table:table-cell office:value-type="float" office:value="777">
            <text:p>777</text:p>
          </table:table-cell>
          <table:table-cell table:formula="oooc:=100*[.D12]/[.C12]-100" office:value-type="float" office:value="-10.0694444444444">
            <text:p>-10,07</text:p>
          </table:table-cell>
          <table:table-cell office:value-type="float" office:value="861">
            <text:p>861</text:p>
          </table:table-cell>
          <table:table-cell table:formula="oooc:=100*[.D12]/[.F12]-100" office:value-type="float" office:value="-9.7560975609756">
            <text:p>-9,76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7-opt</text:p>
          </table:table-cell>
          <table:table-cell table:style-name="Default"/>
          <table:table-cell office:value-type="float" office:value="775">
            <text:p>775</text:p>
          </table:table-cell>
          <table:table-cell/>
          <table:table-cell office:value-type="float" office:value="543">
            <text:p>543</text:p>
          </table:table-cell>
          <table:table-cell table:formula="oooc:=100*[.D13]/[.F13]-100" office:value-type="float" office:value="42.7255985267035">
            <text:p>42,73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87">
            <text:p>287</text:p>
          </table:table-cell>
          <table:table-cell office:value-type="float" office:value="1628">
            <text:p>1628</text:p>
          </table:table-cell>
          <table:table-cell table:formula="oooc:=100*[.D14]/[.C14]-100" office:value-type="float" office:value="467.247386759582">
            <text:p>467,25</text:p>
          </table:table-cell>
          <table:table-cell office:value-type="float" office:value="288">
            <text:p>288</text:p>
          </table:table-cell>
          <table:table-cell table:formula="oooc:=100*[.D14]/[.F14]-100" office:value-type="float" office:value="465.277777777778">
            <text:p>465,28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office:value-type="float" office:value="307">
            <text:p>307</text:p>
          </table:table-cell>
          <table:table-cell table:formula="oooc:=100*[.D15]/[.C15]-100" office:value-type="float" office:value="16.2878787878788">
            <text:p>16,29</text:p>
          </table:table-cell>
          <table:table-cell office:value-type="float" office:value="268">
            <text:p>268</text:p>
          </table:table-cell>
          <table:table-cell table:formula="oooc:=100*[.D15]/[.F15]-100" office:value-type="float" office:value="14.5522388059701">
            <text:p>14,55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776">
            <text:p>776</text:p>
          </table:table-cell>
          <table:table-cell office:value-type="float" office:value="1504">
            <text:p>1504</text:p>
          </table:table-cell>
          <table:table-cell table:formula="oooc:=100*[.D16]/[.C16]-100" office:value-type="float" office:value="93.8144329896907">
            <text:p>93,81</text:p>
          </table:table-cell>
          <table:table-cell office:value-type="float" office:value="818">
            <text:p>818</text:p>
          </table:table-cell>
          <table:table-cell table:formula="oooc:=100*[.D16]/[.F16]-100" office:value-type="float" office:value="83.8630806845966">
            <text:p>83,86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formula="oooc:=100*[.D17]/[.C17]-100" office:value-type="float" office:value="0">
            <text:p>0,00</text:p>
          </table:table-cell>
          <table:table-cell office:value-type="float" office:value="13">
            <text:p>13</text:p>
          </table:table-cell>
          <table:table-cell table:formula="oooc:=100*[.D17]/[.F17]-100" office:value-type="float" office:value="7.69230769230769">
            <text:p>7,69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16">
            <text:p>216</text:p>
          </table:table-cell>
          <table:table-cell office:value-type="float" office:value="206">
            <text:p>206</text:p>
          </table:table-cell>
          <table:table-cell table:formula="oooc:=100*[.D18]/[.C18]-100" office:value-type="float" office:value="-4.62962962962963">
            <text:p>-4,63</text:p>
          </table:table-cell>
          <table:table-cell office:value-type="float" office:value="213">
            <text:p>213</text:p>
          </table:table-cell>
          <table:table-cell table:formula="oooc:=100*[.D18]/[.F18]-100" office:value-type="float" office:value="-3.28638497652582">
            <text:p>-3,29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12-opt</text:p>
          </table:table-cell>
          <table:table-cell office:value-type="float" office:value="216">
            <text:p>216</text:p>
          </table:table-cell>
          <table:table-cell office:value-type="float" office:value="206">
            <text:p>206</text:p>
          </table:table-cell>
          <table:table-cell table:formula="oooc:=100*[.D19]/[.C19]-100" office:value-type="float" office:value="-4.62962962962963">
            <text:p>-4,63</text:p>
          </table:table-cell>
          <table:table-cell office:value-type="float" office:value="213">
            <text:p>213</text:p>
          </table:table-cell>
          <table:table-cell table:formula="oooc:=100*[.D19]/[.F19]-100" office:value-type="float" office:value="-3.28638497652582">
            <text:p>-3,29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39">
            <text:p>239</text:p>
          </table:table-cell>
          <table:table-cell office:value-type="float" office:value="230">
            <text:p>230</text:p>
          </table:table-cell>
          <table:table-cell table:formula="oooc:=100*[.D20]/[.C20]-100" office:value-type="float" office:value="-3.76569037656904">
            <text:p>-3,77</text:p>
          </table:table-cell>
          <table:table-cell office:value-type="float" office:value="250">
            <text:p>250</text:p>
          </table:table-cell>
          <table:table-cell table:formula="oooc:=100*[.D20]/[.F20]-100" office:value-type="float" office:value="-8">
            <text:p>-8,00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formula="oooc:=100*[.D21]/[.C21]-100" office:value-type="float" office:value="3.37078651685393">
            <text:p>3,37</text:p>
          </table:table-cell>
          <table:table-cell office:value-type="float" office:value="90">
            <text:p>90</text:p>
          </table:table-cell>
          <table:table-cell table:formula="oooc:=100*[.D21]/[.F21]-100" office:value-type="float" office:value="2.22222222222223">
            <text:p>2,22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table:formula="oooc:=100*[.D22]/[.C22]-100" office:value-type="float" office:value="1.06382978723404">
            <text:p>1,06</text:p>
          </table:table-cell>
          <table:table-cell office:value-type="float" office:value="194">
            <text:p>194</text:p>
          </table:table-cell>
          <table:table-cell table:formula="oooc:=100*[.D22]/[.F22]-100" office:value-type="float" office:value="-2.0618556701031">
            <text:p>-2,06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  <table:table-cell office:value-type="float" office:value="149">
            <text:p>149</text:p>
          </table:table-cell>
          <table:table-cell table:formula="oooc:=100*[.D23]/[.C23]-100" office:value-type="float" office:value="15.5038759689922">
            <text:p>15,50</text:p>
          </table:table-cell>
          <table:table-cell office:value-type="float" office:value="129">
            <text:p>129</text:p>
          </table:table-cell>
          <table:table-cell table:formula="oooc:=100*[.D23]/[.F23]-100" office:value-type="float" office:value="15.5038759689922">
            <text:p>15,50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802">
            <text:p>802</text:p>
          </table:table-cell>
          <table:table-cell office:value-type="float" office:value="797">
            <text:p>797</text:p>
          </table:table-cell>
          <table:table-cell table:formula="oooc:=100*[.D24]/[.C24]-100" office:value-type="float" office:value="-0.623441396508724">
            <text:p>-0,62</text:p>
          </table:table-cell>
          <table:table-cell office:value-type="float" office:value="800">
            <text:p>800</text:p>
          </table:table-cell>
          <table:table-cell table:formula="oooc:=100*[.D24]/[.F24]-100" office:value-type="float" office:value="-0.375">
            <text:p>-0,38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formula="oooc:=100*[.D25]/[.C25]-100" office:value-type="float" office:value="-1.61290322580645">
            <text:p>-1,61</text:p>
          </table:table-cell>
          <table:table-cell office:value-type="float" office:value="62">
            <text:p>62</text:p>
          </table:table-cell>
          <table:table-cell table:formula="oooc:=100*[.D25]/[.F25]-100" office:value-type="float" office:value="-1.61290322580645">
            <text:p>-1,61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table:formula="oooc:=100*[.D26]/[.C26]-100" office:value-type="float" office:value="-1.62162162162163">
            <text:p>-1,62</text:p>
          </table:table-cell>
          <table:table-cell office:value-type="float" office:value="185">
            <text:p>185</text:p>
          </table:table-cell>
          <table:table-cell table:formula="oooc:=100*[.D26]/[.F26]-100" office:value-type="float" office:value="-1.62162162162163">
            <text:p>-1,62</text:p>
          </table:table-cell>
          <table:table-cell table:number-columns-repeated="249"/>
        </table:table-row>
        <table:table-row table:style-name="ro2">
          <table:table-cell/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formula="oooc:=100*[.D27]/[.C27]-100" office:value-type="float" office:value="0">
            <text:p>0,00</text:p>
          </table:table-cell>
          <table:table-cell office:value-type="float" office:value="13">
            <text:p>13</text:p>
          </table:table-cell>
          <table:table-cell table:formula="oooc:=100*[.D27]/[.F27]-100" office:value-type="float" office:value="7.69230769230769">
            <text:p>7,69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de" fo:country="DE" style:font-name-asian="Bitstream Vera Sans1" style:language-asian="de" style:country-asian="DE" style:font-name-complex="Bitstream Vera Sans1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P0" style:volatile="true">
      <number:number number:decimal-places="2" number:min-integer-digits="0"/>
    </number:number-style>
    <number:number-style style:name="N109">
      <style:text-properties fo:color="#ff0000"/>
      <number:text>-</number:text>
      <number:number number:decimal-places="2" number:min-integer-digits="0"/>
      <style:map style:condition="value()&gt;=0" style:apply-style-name="N109P0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.03.2012</text:date>, <text:time>18:13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Axel Schwenke</meta:initial-creator>
    <meta:creation-date>2012-03-22T16:07:58</meta:creation-date>
    <dc:creator>Axel Schwenke</dc:creator>
    <dc:date>2012-03-27T18:13:05</dc:date>
    <dc:language>de-DE</dc:language>
    <meta:editing-cycles>9</meta:editing-cycles>
    <meta:user-defined meta:name="Info 1"/>
    <meta:user-defined meta:name="Info 2"/>
    <meta:user-defined meta:name="Info 3"/>
    <meta:user-defined meta:name="Info 4"/>
    <meta:document-statistic meta:table-count="3" meta:cell-count="1411"/>
  </office:meta>
</office:document-meta>
</file>